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ce41a" officeooo:paragraph-rsid="002ce41a"/>
    </style:style>
    <style:style style:name="P2" style:family="paragraph" style:parent-style-name="Standard">
      <style:text-properties officeooo:rsid="002ce41a" officeooo:paragraph-rsid="002e777c"/>
    </style:style>
    <style:style style:name="P3" style:family="paragraph" style:parent-style-name="Standard">
      <style:text-properties officeooo:paragraph-rsid="002ce41a"/>
    </style:style>
    <style:style style:name="P4" style:family="paragraph" style:parent-style-name="Standard">
      <style:text-properties officeooo:paragraph-rsid="002e777c"/>
    </style:style>
    <style:style style:name="P5" style:family="paragraph" style:parent-style-name="Standard">
      <style:text-properties officeooo:paragraph-rsid="0036f253"/>
    </style:style>
    <style:style style:name="P6" style:family="paragraph" style:parent-style-name="Standard">
      <style:text-properties officeooo:paragraph-rsid="00378f0c"/>
    </style:style>
    <style:style style:name="P7" style:family="paragraph" style:parent-style-name="Standard">
      <style:text-properties officeooo:paragraph-rsid="0037d7e0"/>
    </style:style>
    <style:style style:name="P8" style:family="paragraph" style:parent-style-name="Standard">
      <style:text-properties officeooo:paragraph-rsid="00396aa6"/>
    </style:style>
    <style:style style:name="P9" style:family="paragraph" style:parent-style-name="Standard">
      <style:text-properties officeooo:paragraph-rsid="003a568c"/>
    </style:style>
    <style:style style:name="P10" style:family="paragraph" style:parent-style-name="Standard">
      <style:text-properties officeooo:paragraph-rsid="003c1068"/>
    </style:style>
    <style:style style:name="P11" style:family="paragraph" style:parent-style-name="Standard">
      <style:text-properties officeooo:paragraph-rsid="00474047"/>
    </style:style>
    <style:style style:name="P12" style:family="paragraph" style:parent-style-name="Standard">
      <style:text-properties officeooo:paragraph-rsid="00524497"/>
    </style:style>
    <style:style style:name="P13" style:family="paragraph" style:parent-style-name="Standard">
      <style:text-properties officeooo:paragraph-rsid="0053e840"/>
    </style:style>
    <style:style style:name="P14" style:family="paragraph" style:parent-style-name="Standard">
      <style:text-properties officeooo:paragraph-rsid="00542b32"/>
    </style:style>
    <style:style style:name="P15" style:family="paragraph" style:parent-style-name="Standard">
      <style:text-properties officeooo:paragraph-rsid="0056d824"/>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paragraph-rsid="002ce41a"/>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paragraph-rsid="003c1068" fo:background-color="#81d41a" style:font-weight-asian="normal"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0579b" fo:background-color="transparen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1336f" fo:background-color="transparen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27ef9" fo:background-color="transparent"/>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a95dc" fo:background-color="transparen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b5672" fo:background-color="transparent"/>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4d3483" fo:background-color="transparent" style:font-name-asian="Noto Sans Mono CJK SC" style:font-weight-asian="normal" style:font-name-complex="Liberation Mono"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502b3f" fo:background-color="transparent" style:font-name-asian="Noto Sans Mono CJK SC" style:font-weight-asian="normal" style:font-name-complex="Liberation Mono" style:font-weight-complex="normal"/>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officeooo:rsid="0036c3db" officeooo:paragraph-rsid="00506d24" fo:background-color="transparent" style:font-name-asian="Noto Sans Mono CJK SC" style:font-weight-asian="normal" style:font-name-complex="Liberation Mono" style:font-weight-complex="normal"/>
    </style:style>
    <style:style style:name="P26" style:family="paragraph" style:parent-style-name="Standard">
      <style:paragraph-properties fo:margin-left="0cm" fo:margin-right="0cm" fo:text-align="start" style:justify-single-word="false" fo:orphans="2" fo:widows="2" fo:text-indent="0cm" style:auto-text-indent="false"/>
    </style:style>
    <style:style style:name="P27" style:family="paragraph" style:parent-style-name="Standard">
      <style:paragraph-properties fo:margin-left="0cm" fo:margin-right="0cm" fo:text-align="start" style:justify-single-word="false" fo:orphans="2" fo:widows="2" fo:text-indent="0cm" style:auto-text-indent="false"/>
      <style:text-properties officeooo:paragraph-rsid="003d7e79"/>
    </style:style>
    <style:style style:name="P28" style:family="paragraph" style:parent-style-name="Standard">
      <style:paragraph-properties fo:margin-left="0cm" fo:margin-right="0cm" fo:text-align="start" style:justify-single-word="false" fo:orphans="2" fo:widows="2" fo:text-indent="0cm" style:auto-text-indent="false"/>
      <style:text-properties officeooo:paragraph-rsid="003e5898"/>
    </style:style>
    <style:style style:name="P29" style:family="paragraph" style:parent-style-name="Standard">
      <style:paragraph-properties fo:margin-left="0cm" fo:margin-right="0cm" fo:text-align="start" style:justify-single-word="false" fo:orphans="2" fo:widows="2" fo:text-indent="0cm" style:auto-text-indent="false"/>
      <style:text-properties officeooo:paragraph-rsid="00515cbf"/>
    </style:style>
    <style:style style:name="P30" style:family="paragraph" style:parent-style-name="Standard">
      <style:paragraph-properties fo:margin-left="0cm" fo:margin-right="0cm" fo:text-align="start" style:justify-single-word="false" fo:orphans="2" fo:widows="2" fo:text-indent="0cm" style:auto-text-indent="false"/>
      <style:text-properties fo:color="#1d1c1d" style:font-name="Slack-Lato" fo:font-size="11.25pt" fo:font-weight="normal" officeooo:paragraph-rsid="004d3483" fo:background-color="transparent"/>
    </style:style>
    <style:style style:name="P31" style:family="paragraph" style:parent-style-name="Standard">
      <style:text-properties officeooo:paragraph-rsid="00595838"/>
    </style:style>
    <style:style style:name="P32" style:family="paragraph" style:parent-style-name="Standard">
      <style:text-properties officeooo:paragraph-rsid="00542b32"/>
    </style:style>
    <style:style style:name="P33" style:family="paragraph" style:parent-style-name="Standard">
      <style:paragraph-properties style:line-height-at-least="0.503cm"/>
      <style:text-properties fo:color="#f8f8f2" style:font-name="Droid Sans Mono" fo:font-size="10.5pt" fo:font-weight="normal" fo:background-color="#272822"/>
    </style:style>
    <style:style style:name="P34" style:family="paragraph" style:parent-style-name="Standard">
      <style:text-properties fo:color="#f8f8f2" style:font-name="Liberation Mono" fo:font-size="11pt" fo:font-weight="normal" officeooo:paragraph-rsid="001ab706" fo:background-color="#272822" style:font-size-asian="11pt" style:font-size-complex="11pt"/>
    </style:style>
    <style:style style:name="P35" style:family="paragraph" style:parent-style-name="Standard">
      <style:paragraph-properties style:line-height-at-least="0.503cm"/>
      <style:text-properties fo:color="#f8f8f2" style:font-name="Liberation Mono" fo:font-size="11pt" fo:font-weight="normal" fo:background-color="#272822" style:font-size-asian="11pt" style:font-size-complex="11pt"/>
    </style:style>
    <style:style style:name="P36" style:family="paragraph" style:parent-style-name="Standard">
      <style:paragraph-properties style:line-height-at-least="0.503cm"/>
      <style:text-properties fo:color="#f8f8f2" style:font-name="Liberation Mono" fo:font-size="11pt" fo:font-weight="normal" officeooo:rsid="0063fdfb" officeooo:paragraph-rsid="0063fdfb" fo:background-color="#272822" style:font-size-asian="11pt" style:font-size-complex="11pt"/>
    </style:style>
    <style:style style:name="P37" style:family="paragraph" style:parent-style-name="Standard">
      <style:paragraph-properties style:line-height-at-least="0.503cm"/>
    </style:style>
    <style:style style:name="P38" style:family="paragraph" style:parent-style-name="Standard">
      <style:text-properties style:font-name="Liberation Mono" fo:font-size="11pt" style:font-size-asian="11pt" style:font-size-complex="11pt"/>
    </style:style>
    <style:style style:name="P39" style:family="paragraph" style:parent-style-name="Standard">
      <style:text-properties style:font-name="Liberation Mono" fo:font-size="11pt" officeooo:rsid="001940a9" officeooo:paragraph-rsid="001940a9" style:font-size-asian="11pt" style:font-size-complex="11pt"/>
    </style:style>
    <style:style style:name="P40" style:family="paragraph" style:parent-style-name="Standard">
      <style:text-properties style:font-name="Liberation Mono" fo:font-size="11pt" officeooo:rsid="001ab706" officeooo:paragraph-rsid="001ab706" style:font-size-asian="11pt" style:font-size-complex="11pt"/>
    </style:style>
    <style:style style:name="P41" style:family="paragraph" style:parent-style-name="Standard">
      <style:text-properties style:font-name="Liberation Mono" fo:font-size="11pt" officeooo:rsid="001b3f49" officeooo:paragraph-rsid="001b3f49" style:font-size-asian="11pt" style:font-size-complex="11pt"/>
    </style:style>
    <style:style style:name="P42" style:family="paragraph" style:parent-style-name="Standard">
      <style:text-properties style:font-name="Liberation Mono" fo:font-size="11pt" officeooo:paragraph-rsid="001b3f49" style:font-size-asian="11pt" style:font-size-complex="11pt"/>
    </style:style>
    <style:style style:name="P43" style:family="paragraph" style:parent-style-name="Standard">
      <style:text-properties style:font-name="Liberation Mono" fo:font-size="11pt" officeooo:rsid="001bc74d" officeooo:paragraph-rsid="001bc74d" style:font-size-asian="11pt" style:font-size-complex="11pt"/>
    </style:style>
    <style:style style:name="P44" style:family="paragraph" style:parent-style-name="Standard">
      <style:text-properties style:font-name="Liberation Mono" fo:font-size="11pt" officeooo:rsid="001db407" officeooo:paragraph-rsid="001db407" style:font-size-asian="11pt" style:font-size-complex="11pt"/>
    </style:style>
    <style:style style:name="P45" style:family="paragraph" style:parent-style-name="Standard">
      <style:text-properties style:font-name="Liberation Mono" fo:font-size="11pt" officeooo:rsid="001ec2ab" officeooo:paragraph-rsid="001ec2ab" style:font-size-asian="11pt" style:font-size-complex="11pt"/>
    </style:style>
    <style:style style:name="P46" style:family="paragraph" style:parent-style-name="Standard">
      <style:text-properties style:font-name="Liberation Mono" fo:font-size="11pt" officeooo:rsid="0021f9ba" officeooo:paragraph-rsid="0021f9ba" style:font-size-asian="11pt" style:font-size-complex="11pt"/>
    </style:style>
    <style:style style:name="P47" style:family="paragraph" style:parent-style-name="Standard">
      <style:text-properties style:font-name="Liberation Mono" fo:font-size="11pt" officeooo:rsid="0021f9ba" officeooo:paragraph-rsid="00221e96" style:font-size-asian="11pt" style:font-size-complex="11pt"/>
    </style:style>
    <style:style style:name="P48" style:family="paragraph" style:parent-style-name="Standard">
      <style:text-properties style:font-name="Liberation Mono" fo:font-size="11pt" officeooo:rsid="0025f489" officeooo:paragraph-rsid="0025f489" style:font-size-asian="11pt" style:font-size-complex="11pt"/>
    </style:style>
    <style:style style:name="P49" style:family="paragraph" style:parent-style-name="Standard">
      <style:text-properties style:font-name="Liberation Mono" fo:font-size="11pt" officeooo:rsid="00221e96" officeooo:paragraph-rsid="00221e96" style:font-size-asian="11pt" style:font-size-complex="11pt"/>
    </style:style>
    <style:style style:name="P50" style:family="paragraph" style:parent-style-name="Standard">
      <style:text-properties style:font-name="Liberation Mono" fo:font-size="11pt" officeooo:rsid="002a5001" officeooo:paragraph-rsid="002a5001" style:font-size-asian="11pt" style:font-size-complex="11pt"/>
    </style:style>
    <style:style style:name="P51" style:family="paragraph" style:parent-style-name="Standard">
      <style:text-properties style:font-name="Liberation Mono" fo:font-size="11pt" officeooo:rsid="002ce41a" officeooo:paragraph-rsid="002ce41a" style:font-size-asian="11pt" style:font-size-complex="11pt"/>
    </style:style>
    <style:style style:name="P52" style:family="paragraph" style:parent-style-name="Standard">
      <style:paragraph-properties style:line-height-at-least="0.503cm"/>
      <style:text-properties style:font-name="Liberation Mono" fo:font-size="11pt" style:font-size-asian="11pt" style:font-size-complex="11pt"/>
    </style:style>
    <style:style style:name="P53" style:family="paragraph" style:parent-style-name="Standard">
      <style:text-properties style:font-name="Liberation Mono" fo:font-size="11pt" fo:background-color="#81d41a" style:font-size-asian="11pt" style:font-size-complex="11pt"/>
    </style:style>
    <style:style style:name="P54" style:family="paragraph" style:parent-style-name="Standard">
      <style:text-properties style:font-name="Liberation Mono" fo:font-size="11pt" fo:background-color="#81d41a" style:font-size-asian="11pt" style:font-size-complex="11pt"/>
    </style:style>
    <style:style style:name="P55" style:family="paragraph" style:parent-style-name="Standard">
      <style:text-properties style:font-name="Liberation Mono" fo:font-size="11pt" officeooo:rsid="00506d24" officeooo:paragraph-rsid="00506d24" fo:background-color="#81d41a" style:font-size-asian="11pt" style:font-size-complex="11pt"/>
    </style:style>
    <style:style style:name="P56" style:family="paragraph" style:parent-style-name="Standard">
      <style:text-properties style:font-name="Liberation Mono" fo:font-size="11pt" officeooo:rsid="00524497" officeooo:paragraph-rsid="00524497" fo:background-color="#81d41a" style:font-size-asian="11pt" style:font-size-complex="11pt"/>
    </style:style>
    <style:style style:name="P57" style:family="paragraph" style:parent-style-name="Standard">
      <style:text-properties style:font-name="Liberation Mono" fo:font-size="11pt" officeooo:rsid="00506d24" officeooo:paragraph-rsid="00506d24" fo:background-color="transparent" style:font-size-asian="11pt" style:font-size-complex="11pt"/>
    </style:style>
    <style:style style:name="P58" style:family="paragraph" style:parent-style-name="Standard">
      <style:text-properties style:font-name="Liberation Mono" fo:font-size="11pt" fo:background-color="transparent" style:font-size-asian="11pt" style:font-size-complex="11pt"/>
    </style:style>
    <style:style style:name="P59" style:family="paragraph" style:parent-style-name="Standard">
      <style:text-properties officeooo:paragraph-rsid="00598295"/>
    </style:style>
    <style:style style:name="P60" style:family="paragraph" style:parent-style-name="Standard">
      <style:paragraph-properties style:line-height-at-least="0.503cm"/>
      <style:text-properties fo:color="#88846f" style:font-name="Liberation Mono" fo:font-size="11pt" fo:font-weight="normal" fo:background-color="#272822" style:font-size-asian="11pt" style:font-size-complex="11pt"/>
    </style:style>
    <style:style style:name="P61" style:family="paragraph" style:parent-style-name="Standard">
      <style:paragraph-properties style:line-height-at-least="0.503cm"/>
      <style:text-properties fo:font-size="11pt" style:font-size-asian="11pt" style:font-size-complex="11pt"/>
    </style:style>
    <style:style style:name="P62" style:family="paragraph" style:parent-style-name="Standard">
      <style:text-properties fo:color="#000000" style:font-name="Liberation Mono" fo:font-size="11pt" fo:font-style="normal" fo:font-weight="normal" officeooo:rsid="0021f9ba" officeooo:paragraph-rsid="0021f9ba" fo:background-color="#81d41a" style:font-size-asian="11pt" style:font-style-asian="normal" style:font-size-complex="11pt" style:font-style-complex="normal"/>
    </style:style>
    <style:style style:name="P63" style:family="paragraph" style:parent-style-name="Standard">
      <style:paragraph-properties style:line-height-at-least="0.503cm"/>
      <style:text-properties fo:color="#000000" style:font-name="Liberation Mono" fo:font-size="11pt" fo:font-style="normal" fo:font-weight="normal" fo:background-color="#81d41a" style:font-size-asian="11pt" style:font-style-asian="normal" style:font-size-complex="11pt" style:font-style-complex="normal"/>
    </style:style>
    <style:style style:name="P64" style:family="paragraph" style:parent-style-name="Standard">
      <style:paragraph-properties style:line-height-at-least="0.503cm"/>
      <style:text-properties fo:color="#000000" style:font-name="Liberation Mono" fo:font-size="11pt" fo:font-style="normal" fo:background-color="#81d41a" style:font-size-asian="11pt" style:font-style-asian="normal" style:font-size-complex="11pt" style:font-style-complex="normal"/>
    </style:style>
    <style:style style:name="P65" style:family="paragraph" style:parent-style-name="Standard">
      <style:text-properties fo:color="#66d9ef" style:font-name="Liberation Mono" fo:font-size="11pt" fo:font-style="normal" fo:font-weight="normal" officeooo:rsid="0021f9ba" officeooo:paragraph-rsid="0021f9ba" fo:background-color="#272822" style:font-size-asian="11pt" style:font-style-asian="normal" style:font-size-complex="11pt" style:font-style-complex="normal"/>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rsid="0063fdfb" officeooo:paragraph-rsid="0063fdfb"/>
    </style:style>
    <style:style style:name="P68" style:family="paragraph" style:parent-style-name="Standard">
      <style:text-properties officeooo:paragraph-rsid="0063fdfb"/>
    </style:style>
    <style:style style:name="P6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paragraph-rsid="002e777c" fo:background-color="#81d41a" style:font-size-asian="11pt" style:font-size-complex="11pt"/>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2e777c" officeooo:paragraph-rsid="002e777c" fo:background-color="#81d41a" style:font-size-asian="11pt" style:font-size-complex="11pt"/>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16b4d" officeooo:paragraph-rsid="00316b4d" fo:background-color="#81d41a" style:font-size-asian="11pt" style:font-size-complex="11pt"/>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5986b" officeooo:paragraph-rsid="0035986b" fo:background-color="#81d41a" style:font-size-asian="11pt" style:font-size-complex="11pt"/>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6c3db" officeooo:paragraph-rsid="0036c3db" fo:background-color="#81d41a" style:font-size-asian="11pt" style:font-size-complex="11pt"/>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fo:background-color="#81d41a" style:font-size-asian="11pt" style:font-weight-asian="normal" style:font-size-complex="11pt" style:font-weight-complex="normal"/>
    </style:style>
    <style:style style:name="P7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paragraph-rsid="003c1068" fo:background-color="#81d41a" style:font-size-asian="11pt" style:font-weight-asian="normal" style:font-size-complex="11pt" style:font-weight-complex="normal"/>
    </style:style>
    <style:style style:name="P7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2e777c" officeooo:paragraph-rsid="002e777c" style:font-size-asian="11pt" style:font-size-complex="11pt"/>
    </style:style>
    <style:style style:name="P7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2f3e5b" officeooo:paragraph-rsid="002f3e5b" style:font-size-asian="11pt" style:font-size-complex="11pt"/>
    </style:style>
    <style:style style:name="P7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2f3e5b" officeooo:paragraph-rsid="002fb113" style:font-size-asian="11pt" style:font-size-complex="11pt"/>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2fb113" officeooo:paragraph-rsid="002fb113" style:font-size-asian="11pt" style:font-size-complex="11pt"/>
    </style:style>
    <style:style style:name="P8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16b4d" officeooo:paragraph-rsid="00316b4d" style:font-size-asian="11pt" style:font-size-complex="11pt"/>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4e250" officeooo:paragraph-rsid="0034e250" style:font-size-asian="11pt" style:font-size-complex="11pt"/>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5986b" officeooo:paragraph-rsid="0035986b" style:font-size-asian="11pt" style:font-size-complex="11pt"/>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5986b" officeooo:paragraph-rsid="0035986b" fo:background-color="transparent" style:font-size-asian="11pt" style:font-size-complex="11pt"/>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6c3db" officeooo:paragraph-rsid="0036c3db" fo:background-color="transparent" style:font-size-asian="11pt" style:font-size-complex="11pt"/>
    </style:style>
    <style:style style:name="P8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576e78" officeooo:paragraph-rsid="00576e78" fo:background-color="transparent" style:font-size-asian="11pt" style:font-size-complex="11pt"/>
    </style:style>
    <style:style style:name="P8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normal" officeooo:rsid="0036f253" officeooo:paragraph-rsid="0036f253" fo:background-color="transparent" style:font-size-asian="11pt" style:font-size-complex="11pt"/>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bold" officeooo:rsid="0036c3db" officeooo:paragraph-rsid="0036c3db" fo:background-color="transparent" style:font-size-asian="11pt" style:font-weight-asian="bold" style:font-size-complex="11pt" style:font-weight-complex="bold"/>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bold" officeooo:rsid="0036c3db" officeooo:paragraph-rsid="0041336f" fo:background-color="transparent" style:font-size-asian="11pt" style:font-weight-asian="bold" style:font-size-complex="11pt" style:font-weight-complex="bold"/>
    </style:style>
    <style:style style:name="P8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bold" officeooo:rsid="0036c3db" officeooo:paragraph-rsid="00427ef9" fo:background-color="transparent" style:font-size-asian="11pt" style:font-weight-asian="bold" style:font-size-complex="11pt" style:font-weight-complex="bold"/>
    </style:style>
    <style:style style:name="P9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Liberation Mono" fo:font-size="11pt" fo:letter-spacing="normal" fo:font-style="normal" fo:font-weight="bold" officeooo:rsid="0036c3db" officeooo:paragraph-rsid="0040579b" fo:background-color="transparent" style:font-size-asian="11pt" style:font-weight-asian="bold" style:font-size-complex="11pt" style:font-weight-complex="bold"/>
    </style:style>
    <style:style style:name="P91" style:family="paragraph" style:parent-style-name="Standard">
      <style:paragraph-properties fo:margin-left="0cm" fo:margin-right="0cm" fo:text-align="start" style:justify-single-word="false" fo:orphans="2" fo:widows="2" fo:text-indent="0cm" style:auto-text-indent="false"/>
      <style:text-properties style:font-name="Liberation Mono" fo:font-size="11pt" officeooo:rsid="002f3e5b" officeooo:paragraph-rsid="002fb113" style:font-size-asian="11pt" style:font-size-complex="11pt"/>
    </style:style>
    <style:style style:name="P92" style:family="paragraph" style:parent-style-name="Standard">
      <style:paragraph-properties fo:margin-left="0cm" fo:margin-right="0cm" fo:text-align="start" style:justify-single-word="false" fo:orphans="2" fo:widows="2" fo:text-indent="0cm" style:auto-text-indent="false"/>
      <style:text-properties style:font-name="Liberation Mono" fo:font-size="11pt" officeooo:rsid="00316b4d" officeooo:paragraph-rsid="00316b4d" style:font-size-asian="11pt" style:font-size-complex="11pt"/>
    </style:style>
    <style:style style:name="P93" style:family="paragraph" style:parent-style-name="Standard">
      <style:paragraph-properties fo:margin-left="0cm" fo:margin-right="0cm" fo:text-align="start" style:justify-single-word="false" fo:orphans="2" fo:widows="2" fo:text-indent="0cm" style:auto-text-indent="false"/>
      <style:text-properties style:font-name="Liberation Mono" fo:font-size="11pt" style:font-size-asian="11pt" style:font-size-complex="11pt"/>
    </style:style>
    <style:style style:name="P94" style:family="paragraph" style:parent-style-name="Standard">
      <style:paragraph-properties fo:margin-left="0cm" fo:margin-right="0cm" fo:text-align="start" style:justify-single-word="false" fo:orphans="2" fo:widows="2" fo:text-indent="0cm" style:auto-text-indent="false"/>
      <style:text-properties style:font-name="Liberation Mono" fo:font-size="11pt" officeooo:rsid="00316b4d" officeooo:paragraph-rsid="00316b4d" fo:background-color="#81d41a" style:font-size-asian="11pt" style:font-size-complex="11pt"/>
    </style:style>
    <style:style style:name="T1" style:family="text">
      <style:text-properties fo:color="#f92672"/>
    </style:style>
    <style:style style:name="T2" style:family="text">
      <style:text-properties fo:color="#f92672" style:font-name="Liberation Mono" fo:font-size="11pt" fo:font-weight="normal" fo:background-color="#272822" loext:char-shading-value="0" style:font-size-asian="11pt" style:font-size-complex="11pt"/>
    </style:style>
    <style:style style:name="T3" style:family="text">
      <style:text-properties fo:color="#f92672" style:font-name="Liberation Mono" fo:font-weight="normal" fo:background-color="#272822" loext:char-shading-value="0"/>
    </style:style>
    <style:style style:name="T4" style:family="text">
      <style:text-properties fo:color="#a6e22e"/>
    </style:style>
    <style:style style:name="T5" style:family="text">
      <style:text-properties fo:color="#a6e22e" style:font-name="Liberation Mono" fo:font-size="11pt" fo:font-weight="normal" fo:background-color="#272822" loext:char-shading-value="0" style:font-size-asian="11pt" style:font-size-complex="11pt"/>
    </style:style>
    <style:style style:name="T6" style:family="text">
      <style:text-properties fo:color="#a6e22e" style:font-name="Liberation Mono" fo:font-weight="normal" fo:background-color="#272822" loext:char-shading-value="0"/>
    </style:style>
    <style:style style:name="T7" style:family="text">
      <style:text-properties fo:color="#e6db74"/>
    </style:style>
    <style:style style:name="T8" style:family="text">
      <style:text-properties officeooo:rsid="001b3f49"/>
    </style:style>
    <style:style style:name="T9" style:family="text">
      <style:text-properties officeooo:rsid="0023b589"/>
    </style:style>
    <style:style style:name="T10" style:family="text">
      <style:text-properties officeooo:rsid="0025f489"/>
    </style:style>
    <style:style style:name="T11" style:family="text">
      <style:text-properties officeooo:rsid="0029a925"/>
    </style:style>
    <style:style style:name="T12" style:family="text">
      <style:text-properties officeooo:rsid="002a6b11"/>
    </style:style>
    <style:style style:name="T13" style:family="text">
      <style:text-properties fo:color="#e01e5a" style:font-name="Liberation Mono" fo:font-size="11pt" style:font-size-asian="11pt" style:font-size-complex="11pt" loext:padding-left="0.079cm" loext:padding-right="0cm" loext:padding-top="0.053cm" loext:padding-bottom="0.049cm" loext:border-left="0.06pt solid #000000" loext:border-right="none" loext:border-top="0.06pt solid #000000" loext:border-bottom="0.06pt solid #000000"/>
    </style:style>
    <style:style style:name="T14" style:family="text">
      <style:text-properties fo:color="#e01e5a" style:font-name="Liberation Mono" fo:font-size="11pt" fo:background-color="#81d41a" loext:char-shading-value="0" style:font-size-asian="11pt" style:font-size-complex="11pt" loext:padding-left="0.079cm" loext:padding-right="0cm" loext:padding-top="0.053cm" loext:padding-bottom="0.049cm" loext:border-left="0.06pt solid #000000" loext:border-right="none" loext:border-top="0.06pt solid #000000" loext:border-bottom="0.06pt solid #000000"/>
    </style:style>
    <style:style style:name="T15" style:family="text">
      <style:text-properties fo:color="#e01e5a" loext:padding-left="0.079cm" loext:padding-right="0cm" loext:padding-top="0.053cm" loext:padding-bottom="0.049cm" loext:border-left="0.06pt solid #000000" loext:border-right="none" loext:border-top="0.06pt solid #000000" loext:border-bottom="0.06pt solid #000000"/>
    </style:style>
    <style:style style:name="T16" style:family="text">
      <style:text-properties fo:color="#000000" style:font-name="Liberation Mono" fo:font-size="11pt" officeooo:rsid="002ce41a" style:font-size-asian="11pt" style:font-size-complex="11pt"/>
    </style:style>
    <style:style style:name="T17" style:family="text">
      <style:text-properties fo:color="#000000" style:font-name="Liberation Mono" fo:font-size="11pt" officeooo:rsid="002e777c" style:font-size-asian="11pt" style:font-size-complex="11pt"/>
    </style:style>
    <style:style style:name="T18" style:family="text">
      <style:text-properties fo:color="#000000" style:font-name="Liberation Mono" fo:font-size="11pt" officeooo:rsid="002e777c" style:font-size-asian="11pt" style:font-size-complex="11pt" loext:padding-left="0.079cm" loext:padding-right="0cm" loext:padding-top="0.053cm" loext:padding-bottom="0.049cm" loext:border-left="0.06pt solid #000000" loext:border-right="none" loext:border-top="0.06pt solid #000000" loext:border-bottom="0.06pt solid #000000"/>
    </style:style>
    <style:style style:name="T19" style:family="text">
      <style:text-properties fo:color="#000000" style:font-name="Liberation Mono" fo:font-size="11pt" officeooo:rsid="002ce41a" style:font-name-asian="Noto Sans Mono CJK SC" style:font-size-asian="11pt" style:font-name-complex="Liberation Mono" style:font-size-complex="11pt"/>
    </style:style>
    <style:style style:name="T20" style:family="text">
      <style:text-properties fo:font-variant="normal" fo:text-transform="none" fo:color="#1d1c1d" fo:letter-spacing="normal"/>
    </style:style>
    <style:style style:name="T21" style:family="text">
      <style:text-properties fo:font-variant="normal" fo:text-transform="none" fo:color="#1d1c1d" fo:letter-spacing="normal" fo:font-style="normal" fo:font-weight="normal"/>
    </style:style>
    <style:style style:name="T22" style:family="text">
      <style:text-properties fo:font-variant="normal" fo:text-transform="none" fo:color="#1d1c1d" fo:letter-spacing="normal" fo:font-style="normal" fo:font-weight="normal" fo:background-color="#81d41a" loext:char-shading-value="0"/>
    </style:style>
    <style:style style:name="T23" style:family="text">
      <style:text-properties fo:font-variant="normal" fo:text-transform="none" fo:color="#1d1c1d" fo:letter-spacing="normal" fo:font-style="normal" fo:font-weight="normal" officeooo:rsid="00330965"/>
    </style:style>
    <style:style style:name="T24" style:family="text">
      <style:text-properties fo:font-variant="normal" fo:text-transform="none" fo:color="#1d1c1d" fo:letter-spacing="normal" fo:font-style="normal" fo:font-weight="normal" officeooo:rsid="0034e250"/>
    </style:style>
    <style:style style:name="T25" style:family="text">
      <style:text-properties fo:font-variant="normal" fo:text-transform="none" fo:color="#1d1c1d" fo:letter-spacing="normal" fo:background-color="#81d41a" loext:char-shading-value="0"/>
    </style:style>
    <style:style style:name="T26" style:family="text">
      <style:text-properties fo:font-variant="normal" fo:text-transform="none" fo:color="#1d1c1d" fo:letter-spacing="normal" fo:background-color="#81d41a" loext:char-shading-value="0"/>
    </style:style>
    <style:style style:name="T27" style:family="text">
      <style:text-properties fo:font-variant="normal" fo:text-transform="none" fo:color="#1d1c1d" style:font-name="Liberation Mono" fo:font-size="11pt" fo:letter-spacing="normal" fo:font-style="normal" style:text-underline-style="none" fo:font-weight="bold" officeooo:rsid="0041336f" fo:background-color="transparent" loext:char-shading-value="0" style:font-size-asian="11pt" style:font-weight-asian="bold" style:font-size-complex="11pt" style:font-weight-complex="bold"/>
    </style:style>
    <style:style style:name="T28" style:family="text">
      <style:text-properties fo:font-variant="normal" fo:text-transform="none" fo:color="#1d1c1d" style:font-name="Liberation Mono" fo:font-size="11pt" fo:letter-spacing="normal" fo:font-style="normal" fo:font-weight="normal" officeooo:rsid="003c1068" fo:background-color="#81d41a" loext:char-shading-value="0" style:font-size-asian="11pt" style:font-weight-asian="normal" style:font-size-complex="11pt" style:font-weight-complex="normal"/>
    </style:style>
    <style:style style:name="T29" style:family="text">
      <style:text-properties fo:font-variant="normal" fo:text-transform="none" fo:color="#1d1c1d" style:font-name="Liberation Mono" fo:font-size="11pt" fo:letter-spacing="normal" fo:font-style="normal" fo:font-weight="normal" officeooo:rsid="003c1068" fo:background-color="#81d41a" loext:char-shading-value="0" style:font-size-asian="11pt" style:font-size-complex="11pt"/>
    </style:style>
    <style:style style:name="T30" style:family="text">
      <style:text-properties fo:font-variant="normal" fo:text-transform="none" fo:color="#1d1c1d" style:font-name="Liberation Mono" fo:font-size="11pt" fo:letter-spacing="normal" fo:font-style="normal" fo:font-weight="normal" officeooo:rsid="0037d7e0" fo:background-color="transparent" loext:char-shading-value="0" style:font-size-asian="11pt" style:font-size-complex="11pt"/>
    </style:style>
    <style:style style:name="T31" style:family="text">
      <style:text-properties fo:font-variant="normal" fo:text-transform="none" fo:color="#1d1c1d" style:font-name="Liberation Mono" fo:font-size="11pt" fo:letter-spacing="normal" fo:font-style="normal" fo:font-weight="normal" officeooo:rsid="003c1068" fo:background-color="transparent" loext:char-shading-value="0" style:font-size-asian="11pt" style:font-size-complex="11pt"/>
    </style:style>
    <style:style style:name="T32" style:family="text">
      <style:text-properties fo:font-variant="normal" fo:text-transform="none" fo:color="#1d1c1d" style:font-name="Liberation Mono" fo:font-size="11pt" fo:letter-spacing="normal" fo:font-style="normal" fo:font-weight="normal" officeooo:rsid="003e5898" fo:background-color="transparent" loext:char-shading-value="0" style:font-size-asian="11pt" style:font-size-complex="11pt"/>
    </style:style>
    <style:style style:name="T33" style:family="text">
      <style:text-properties fo:font-variant="normal" fo:text-transform="none" fo:color="#1d1c1d" style:font-name="Liberation Mono" fo:font-size="11pt" fo:letter-spacing="normal" fo:font-style="normal" fo:font-weight="normal" officeooo:rsid="003d7e79" fo:background-color="transparent" loext:char-shading-value="0" style:font-size-asian="11pt" style:font-weight-asian="bold" style:font-size-complex="11pt" style:font-weight-complex="bold"/>
    </style:style>
    <style:style style:name="T34" style:family="text">
      <style:text-properties fo:font-variant="normal" fo:text-transform="none" fo:color="#1d1c1d" style:font-name="Liberation Mono" fo:font-size="11pt" fo:letter-spacing="normal" fo:font-style="normal" fo:font-weight="normal" officeooo:rsid="00427ef9" fo:background-color="transparent" loext:char-shading-value="0" style:font-size-asian="11pt" style:font-weight-asian="bold" style:font-size-complex="11pt" style:font-weight-complex="bold"/>
    </style:style>
    <style:style style:name="T35" style:family="text">
      <style:text-properties fo:font-variant="normal" fo:text-transform="none" fo:color="#1d1c1d" style:font-name="Liberation Mono" fo:font-size="11pt" fo:letter-spacing="normal" fo:font-style="normal" fo:font-weight="bold" officeooo:rsid="003c1068" fo:background-color="#81d41a" loext:char-shading-value="0" style:font-size-asian="11pt" style:font-weight-asian="bold" style:font-size-complex="11pt" style:font-weight-complex="bold"/>
    </style:style>
    <style:style style:name="T36" style:family="text">
      <style:text-properties fo:font-variant="normal" fo:text-transform="none" fo:color="#1d1c1d" style:font-name="Liberation Mono" fo:font-size="11pt" fo:letter-spacing="normal" fo:font-style="normal" fo:font-weight="bold" officeooo:rsid="0037d7e0" fo:background-color="transparent" loext:char-shading-value="0" style:font-size-asian="11pt" style:font-weight-asian="bold" style:font-size-complex="11pt" style:font-weight-complex="bold"/>
    </style:style>
    <style:style style:name="T37" style:family="text">
      <style:text-properties fo:font-variant="normal" fo:text-transform="none" fo:color="#1d1c1d" style:font-name="Liberation Mono" fo:font-size="11pt" fo:letter-spacing="normal" fo:font-style="normal" fo:font-weight="bold" officeooo:rsid="003d7e79" fo:background-color="transparent" loext:char-shading-value="0" style:font-size-asian="11pt" style:font-weight-asian="bold" style:font-size-complex="11pt" style:font-weight-complex="bold"/>
    </style:style>
    <style:style style:name="T38" style:family="text">
      <style:text-properties fo:font-variant="normal" fo:text-transform="none" fo:color="#1d1c1d" style:font-name="Liberation Mono" fo:font-size="11pt" fo:letter-spacing="normal" fo:font-style="normal" fo:font-weight="bold" officeooo:rsid="00427ef9" fo:background-color="transparent" loext:char-shading-value="0" style:font-size-asian="11pt" style:font-weight-asian="bold" style:font-size-complex="11pt" style:font-weight-complex="bold"/>
    </style:style>
    <style:style style:name="T39" style:family="text">
      <style:text-properties fo:font-variant="normal" fo:text-transform="none" fo:color="#1d1c1d" style:font-name="Slack-Lato" fo:font-size="11.25pt" fo:letter-spacing="normal" fo:font-style="normal" fo:font-weight="normal"/>
    </style:style>
    <style:style style:name="T40" style:family="text">
      <style:text-properties fo:font-variant="normal" fo:text-transform="none" fo:color="#1d1c1d" style:font-name="Slack-Lato" fo:font-size="11.25pt" fo:letter-spacing="normal" fo:font-style="normal" fo:font-weight="normal" fo:background-color="#81d41a" loext:char-shading-value="0"/>
    </style:style>
    <style:style style:name="T41" style:family="text">
      <style:text-properties fo:font-variant="normal" fo:text-transform="none" fo:color="#1d1c1d" style:font-name="Slack-Lato" fo:font-size="11.25pt" fo:letter-spacing="normal" fo:font-style="normal" fo:font-weight="normal" fo:background-color="#81d41a" loext:char-shading-value="0"/>
    </style:style>
    <style:style style:name="T42" style:family="text">
      <style:text-properties fo:font-variant="normal" fo:text-transform="none" style:font-name="Liberation Mono" fo:font-size="11pt" fo:letter-spacing="normal" fo:font-style="normal" fo:font-weight="bold" officeooo:rsid="004d3483" style:font-size-asian="11pt" style:font-weight-asian="bold" style:font-size-complex="11pt" style:font-weight-complex="bold"/>
    </style:style>
    <style:style style:name="T43" style:family="text">
      <style:text-properties fo:font-variant="normal" fo:text-transform="none" style:font-name="Liberation Mono" fo:font-size="11pt" fo:letter-spacing="normal" fo:font-style="normal" officeooo:rsid="004d3483" style:font-size-asian="11pt" style:font-weight-asian="normal" style:font-size-complex="11pt" style:font-weight-complex="normal"/>
    </style:style>
    <style:style style:name="T44" style:family="text">
      <style:text-properties fo:background-color="#81d41a" loext:char-shading-value="0"/>
    </style:style>
    <style:style style:name="T45" style:family="text">
      <style:text-properties fo:background-color="#81d41a" loext:char-shading-value="0"/>
    </style:style>
    <style:style style:name="T46" style:family="text">
      <style:text-properties officeooo:rsid="0035986b"/>
    </style:style>
    <style:style style:name="T47" style:family="text">
      <style:text-properties fo:background-color="transparent" loext:char-shading-value="0"/>
    </style:style>
    <style:style style:name="T48" style:family="text">
      <style:text-properties fo:font-weight="bold" style:font-weight-asian="bold" style:font-weight-complex="bold"/>
    </style:style>
    <style:style style:name="T49" style:family="text">
      <style:text-properties officeooo:rsid="00594f17"/>
    </style:style>
    <style:style style:name="T50" style:family="text">
      <style:text-properties fo:color="#f8f8f2" style:font-name="Liberation Mono" fo:font-size="11pt" fo:font-weight="normal" fo:background-color="#272822" loext:char-shading-value="0" style:font-size-asian="11pt" style:font-size-complex="11pt"/>
    </style:style>
    <style:style style:name="T51" style:family="text">
      <style:text-properties fo:color="#f8f8f2" style:font-name="Liberation Mono" fo:font-weight="normal" fo:background-color="#272822" loext:char-shading-value="0"/>
    </style:style>
    <style:style style:name="T52" style:family="text">
      <style:text-properties fo:color="#66d9ef"/>
    </style:style>
    <style:style style:name="T53" style:family="text">
      <style:text-properties fo:color="#66d9ef" fo:font-style="italic"/>
    </style:style>
    <style:style style:name="T54" style:family="text">
      <style:text-properties fo:color="#66d9ef" style:font-name="Liberation Mono" fo:font-size="11pt" fo:font-style="italic" fo:font-weight="normal" fo:background-color="#272822" loext:char-shading-value="0" style:font-size-asian="11pt" style:font-size-complex="11pt"/>
    </style:style>
    <style:style style:name="T55" style:family="text">
      <style:text-properties fo:color="#66d9ef" style:font-name="Liberation Mono" fo:font-size="11pt" fo:font-weight="normal" fo:background-color="#272822" loext:char-shading-value="0" style:font-size-asian="11pt" style:font-size-complex="11pt"/>
    </style:style>
    <style:style style:name="T56" style:family="text">
      <style:text-properties fo:color="#66d9ef" style:font-name="Liberation Mono" fo:font-style="italic" fo:font-weight="normal" fo:background-color="#272822" loext:char-shading-value="0"/>
    </style:style>
    <style:style style:name="T57" style:family="text">
      <style:text-properties fo:color="#66d9ef" style:font-name="Liberation Mono" fo:font-weight="normal" fo:background-color="#272822" loext:char-shading-value="0"/>
    </style:style>
    <style:style style:name="T58" style:family="text">
      <style:text-properties fo:color="#ae81ff"/>
    </style:style>
    <style:style style:name="T59" style:family="text">
      <style:text-properties fo:color="#ae81ff" style:font-name="Liberation Mono" fo:font-size="11pt" fo:font-weight="normal" fo:background-color="#272822" loext:char-shading-value="0" style:font-size-asian="11pt" style:font-size-complex="11pt"/>
    </style:style>
    <style:style style:name="T60" style:family="text">
      <style:text-properties fo:color="#ae81ff" style:font-name="Liberation Mono" fo:font-weight="normal" fo:background-color="#272822" loext:char-shading-value="0"/>
    </style:style>
    <style:style style:name="T61" style:family="text">
      <style:text-properties style:font-name="Liberation Mono" fo:font-size="11pt" style:font-size-asian="11pt" style:font-size-complex="11pt"/>
    </style:style>
    <style:style style:name="T62" style:family="text">
      <style:text-properties style:font-name="Liberation Mono" fo:font-size="11pt" officeooo:rsid="003c1068" style:font-size-asian="11pt" style:font-size-complex="11pt"/>
    </style:style>
    <style:style style:name="T63" style:family="text">
      <style:text-properties style:font-name="Liberation Mono" fo:font-size="11pt" officeooo:rsid="00474047" style:font-size-asian="11pt" style:font-size-complex="11pt"/>
    </style:style>
    <style:style style:name="T64" style:family="text">
      <style:text-properties style:font-name="Liberation Mono" fo:font-size="11pt" officeooo:rsid="004d3483" style:font-size-asian="11pt" style:font-size-complex="11pt"/>
    </style:style>
    <style:style style:name="T65" style:family="text">
      <style:text-properties style:font-name="Liberation Mono" fo:font-size="11pt" officeooo:rsid="00524497" style:font-size-asian="11pt" style:font-size-complex="11pt"/>
    </style:style>
    <style:style style:name="T66" style:family="text">
      <style:text-properties style:font-name="Liberation Mono" fo:font-size="11pt" officeooo:rsid="00542b32" style:font-size-asian="11pt" style:font-size-complex="11pt"/>
    </style:style>
    <style:style style:name="T67" style:family="text">
      <style:text-properties style:font-name="Liberation Mono" fo:font-size="11pt" officeooo:rsid="00595838" style:font-size-asian="11pt" style:font-size-complex="11pt"/>
    </style:style>
    <style:style style:name="T68" style:family="text">
      <style:text-properties style:font-name="Liberation Mono" fo:font-size="11pt" officeooo:rsid="00598295" style:font-size-asian="11pt" style:font-size-complex="11pt"/>
    </style:style>
    <style:style style:name="T69" style:family="text">
      <style:text-properties style:font-name="Liberation Mono" fo:font-size="11pt" officeooo:rsid="004a95dc" style:font-size-asian="11pt" style:font-weight-asian="normal" style:font-size-complex="11pt" style:font-weight-complex="normal"/>
    </style:style>
    <style:style style:name="T70" style:family="text">
      <style:text-properties style:font-name="Liberation Mono" fo:font-size="11pt" officeooo:rsid="004b5672" style:font-size-asian="11pt" style:font-weight-asian="normal" style:font-size-complex="11pt" style:font-weight-complex="normal"/>
    </style:style>
    <style:style style:name="T71" style:family="text">
      <style:text-properties style:font-name="Liberation Mono" fo:font-size="11pt" fo:background-color="#81d41a" loext:char-shading-value="0" style:font-size-asian="11pt" style:font-size-complex="11pt"/>
    </style:style>
    <style:style style:name="T72" style:family="text">
      <style:text-properties style:font-name="Liberation Mono" fo:font-size="11pt" fo:background-color="#81d41a" loext:char-shading-value="0" style:font-size-asian="11pt" style:font-size-complex="11pt"/>
    </style:style>
    <style:style style:name="T73" style:family="text">
      <style:text-properties style:font-name="Liberation Mono" fo:font-size="11pt" officeooo:rsid="003c1068" fo:background-color="#81d41a" loext:char-shading-value="0" style:font-size-asian="11pt" style:font-size-complex="11pt"/>
    </style:style>
    <style:style style:name="T74" style:family="text">
      <style:text-properties style:font-name="Liberation Mono" fo:font-size="11pt" officeooo:rsid="00515cbf" fo:background-color="#81d41a" loext:char-shading-value="0" style:font-size-asian="11pt" style:font-size-complex="11pt"/>
    </style:style>
    <style:style style:name="T75" style:family="text">
      <style:text-properties style:font-name="Liberation Mono" fo:font-size="11pt" officeooo:rsid="00502b3f" fo:background-color="#81d41a" loext:char-shading-value="0" style:font-size-asian="11pt" style:font-size-complex="11pt"/>
    </style:style>
    <style:style style:name="T76" style:family="text">
      <style:text-properties style:font-name="Liberation Mono" fo:font-size="11pt" officeooo:rsid="004d3483" fo:background-color="#81d41a" loext:char-shading-value="0" style:font-size-asian="11pt" style:font-size-complex="11pt"/>
    </style:style>
    <style:style style:name="T77" style:family="text">
      <style:text-properties style:font-name="Liberation Mono" fo:font-size="11pt" officeooo:rsid="004a95dc" fo:background-color="#81d41a" loext:char-shading-value="0" style:font-size-asian="11pt" style:font-weight-asian="normal" style:font-size-complex="11pt" style:font-weight-complex="normal"/>
    </style:style>
    <style:style style:name="T78" style:family="text">
      <style:text-properties style:font-name="Liberation Mono" fo:font-size="11pt" officeooo:rsid="004b5672" fo:background-color="#81d41a" loext:char-shading-value="0" style:font-size-asian="11pt" style:font-weight-asian="normal" style:font-size-complex="11pt" style:font-weight-complex="normal"/>
    </style:style>
    <style:style style:name="T79" style:family="text">
      <style:text-properties style:font-name="Liberation Mono" fo:font-size="11pt" fo:background-color="#ffffff" loext:char-shading-value="0" style:font-size-asian="11pt" style:font-size-complex="11pt"/>
    </style:style>
    <style:style style:name="T80" style:family="text">
      <style:text-properties style:font-name="Liberation Mono" fo:font-size="11pt" officeooo:rsid="003c1068" fo:background-color="#ffffff" loext:char-shading-value="0" style:font-size-asian="11pt" style:font-size-complex="11pt"/>
    </style:style>
    <style:style style:name="T81" style:family="text">
      <style:text-properties style:font-name="Liberation Mono" fo:font-size="11pt" fo:font-weight="bold" style:font-size-asian="11pt" style:font-weight-asian="bold" style:font-size-complex="11pt" style:font-weight-complex="bold"/>
    </style:style>
    <style:style style:name="T82" style:family="text">
      <style:text-properties style:font-name="Liberation Mono" fo:font-size="11pt" fo:font-weight="bold" officeooo:rsid="0041336f" style:font-size-asian="11pt" style:font-weight-asian="bold" style:font-size-complex="11pt" style:font-weight-complex="bold"/>
    </style:style>
    <style:style style:name="T83" style:family="text">
      <style:text-properties style:font-name="Liberation Mono" fo:font-size="11pt" fo:font-weight="bold" officeooo:rsid="00427ef9" style:font-size-asian="11pt" style:font-weight-asian="bold" style:font-size-complex="11pt" style:font-weight-complex="bold"/>
    </style:style>
    <style:style style:name="T84" style:family="text">
      <style:text-properties style:font-name="Liberation Mono" fo:font-size="11pt" fo:font-weight="bold" officeooo:rsid="004a95dc" style:font-size-asian="11pt" style:font-weight-asian="bold" style:font-size-complex="11pt" style:font-weight-complex="bold"/>
    </style:style>
    <style:style style:name="T85" style:family="text">
      <style:text-properties style:font-name="Liberation Mono" fo:font-size="11pt" fo:font-weight="bold" officeooo:rsid="00595838" style:font-size-asian="11pt" style:font-weight-asian="bold" style:font-size-complex="11pt" style:font-weight-complex="bold"/>
    </style:style>
    <style:style style:name="T86" style:family="text">
      <style:text-properties style:font-name="Liberation Mono" fo:font-size="11pt" fo:font-weight="bold" officeooo:rsid="0037d7e0" fo:background-color="transparent" loext:char-shading-value="0" style:font-size-asian="11pt" style:font-weight-asian="bold" style:font-size-complex="11pt" style:font-weight-complex="bold"/>
    </style:style>
    <style:style style:name="T87" style:family="text">
      <style:text-properties style:font-name="Liberation Mono" fo:font-size="11pt" fo:font-weight="bold" officeooo:rsid="003a568c" fo:background-color="transparent" loext:char-shading-value="0" style:font-size-asian="11pt" style:font-weight-asian="bold" style:font-size-complex="11pt" style:font-weight-complex="bold"/>
    </style:style>
    <style:style style:name="T88" style:family="text">
      <style:text-properties style:font-name="Liberation Mono" fo:font-size="11pt" style:text-underline-style="none" fo:font-weight="bold" officeooo:rsid="0037d7e0" fo:background-color="transparent" loext:char-shading-value="0" style:font-size-asian="11pt" style:font-weight-asian="bold" style:font-size-complex="11pt" style:font-weight-complex="bold"/>
    </style:style>
    <style:style style:name="T89" style:family="text">
      <style:text-properties style:font-name="Liberation Mono" fo:font-size="11pt" style:text-underline-style="none" fo:font-weight="bold" officeooo:rsid="0041336f" style:font-size-asian="11pt" style:font-weight-asian="bold" style:font-size-complex="11pt" style:font-weight-complex="bold"/>
    </style:style>
    <style:style style:name="T90" style:family="text">
      <style:text-properties style:font-name="Liberation Mono" fo:font-size="11pt" style:text-underline-style="none" fo:font-weight="bold" officeooo:rsid="00427ef9" style:font-size-asian="11pt" style:font-weight-asian="bold" style:font-size-complex="11pt" style:font-weight-complex="bold"/>
    </style:style>
    <style:style style:name="T91" style:family="text">
      <style:text-properties style:font-name="Liberation Mono" fo:font-size="11pt" fo:background-color="transparent" loext:char-shading-value="0" style:font-size-asian="11pt" style:font-size-complex="11pt"/>
    </style:style>
    <style:style style:name="T92" style:family="text">
      <style:text-properties style:font-name="Liberation Mono" fo:font-size="11pt" officeooo:rsid="0037d7e0" fo:background-color="transparent" loext:char-shading-value="0" style:font-size-asian="11pt" style:font-size-complex="11pt"/>
    </style:style>
    <style:style style:name="T93" style:family="text">
      <style:text-properties style:font-name="Liberation Mono" fo:font-size="11pt" officeooo:rsid="00396aa6" fo:background-color="transparent" loext:char-shading-value="0" style:font-size-asian="11pt" style:font-size-complex="11pt"/>
    </style:style>
    <style:style style:name="T94" style:family="text">
      <style:text-properties style:font-name="Liberation Mono" fo:font-size="11pt" officeooo:rsid="003a568c" fo:background-color="transparent" loext:char-shading-value="0" style:font-size-asian="11pt" style:font-size-complex="11pt"/>
    </style:style>
    <style:style style:name="T95" style:family="text">
      <style:text-properties style:font-name="Liberation Mono" fo:font-size="11pt" officeooo:rsid="0053e840" fo:background-color="transparent" loext:char-shading-value="0" style:font-size-asian="11pt" style:font-size-complex="11pt"/>
    </style:style>
    <style:style style:name="T96" style:family="text">
      <style:text-properties style:font-name="Liberation Mono" fo:font-size="11pt" officeooo:rsid="00524497" fo:background-color="transparent" loext:char-shading-value="0" style:font-size-asian="11pt" style:font-size-complex="11pt"/>
    </style:style>
    <style:style style:name="T97" style:family="text">
      <style:text-properties fo:color="#88846f"/>
    </style:style>
    <style:style style:name="T98" style:family="text">
      <style:text-properties fo:color="#88846f" style:font-name="Liberation Mono" fo:font-size="11pt" fo:font-weight="normal" fo:background-color="#272822" loext:char-shading-value="0" style:font-size-asian="11pt" style:font-size-complex="11pt"/>
    </style:style>
    <style:style style:name="T99" style:family="text">
      <style:text-properties fo:color="#88846f" style:font-name="Liberation Mono" fo:font-weight="normal" fo:background-color="#272822" loext:char-shading-value="0"/>
    </style:style>
    <style:style style:name="T100" style:family="text">
      <style:text-properties fo:color="#fd971f" fo:font-style="italic"/>
    </style:style>
    <style:style style:name="T101" style:family="text">
      <style:text-properties fo:color="#fd971f" style:font-name="Liberation Mono" fo:font-size="11pt" fo:font-style="italic" fo:font-weight="normal" fo:background-color="#272822" loext:char-shading-value="0" style:font-size-asian="11pt" style:font-size-complex="11pt"/>
    </style:style>
    <style:style style:name="T102" style:family="text">
      <style:text-properties fo:color="#fd971f" style:font-name="Liberation Mono" fo:font-style="italic" fo:font-weight="normal" fo:background-color="#272822" loext:char-shading-value="0"/>
    </style:style>
    <style:style style:name="T103" style:family="text">
      <style:text-properties officeooo:rsid="005b336b"/>
    </style:style>
    <style:style style:name="T104" style:family="text">
      <style:text-properties officeooo:rsid="0063fd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P : résolution du nom de domaine</text:p>
      <text:p text:style-name="P39"/>
      <text:p text:style-name="P39">HTML et CSS langages statiques</text:p>
      <text:p text:style-name="P39">PHP langage dynamique, l’ordinateur ne le comprends pas, c’est le serveur qui traduit</text:p>
      <text:p text:style-name="P39">bouts de codes injectés et qui reviennent sur notre page traduits, ça personnalise une page</text:p>
      <text:p text:style-name="P39"/>
      <text:p text:style-name="P39">JavaScript v6 importe la notion de classe, <text:s/>TypeScript introduit la notion de classe</text:p>
      <text:p text:style-name="P39"/>
      <text:p text:style-name="P39">Framework aide à gagner du temps</text:p>
      <text:p text:style-name="P39"/>
      <text:p text:style-name="P39">MVC est une manière de travailler = <text:span text:style-name="T8">MODÈLE</text:span> VUE <text:span text:style-name="T8">CONTRÔLEUR</text:span></text:p>
      <text:p text:style-name="P39"/>
      <text:p text:style-name="P39">On peut décharger un peu sur la machine de l’utilisateur plutôt que mettre la charge sur le serveur.</text:p>
      <text:p text:style-name="P39"/>
      <text:p text:style-name="P34">&lt;<text:span text:style-name="T1">head</text:span>&gt; </text:p>
      <text:p text:style-name="P35">&lt;<text:span text:style-name="T1">meta</text:span> <text:span text:style-name="T4">name</text:span>= <text:span text:style-name="T7">’descritpion’</text:span> <text:span text:style-name="T4">content</text:span>=<text:span text:style-name="T7">’exemple</text:span> <text:span text:style-name="T4">javascript’</text:span>&gt;</text:p>
      <text:p text:style-name="P35">&lt;<text:span text:style-name="T1">meta</text:span> <text:span text:style-name="T4">name</text:span> = <text:span text:style-name="T7">’author’</text:span> <text:span text:style-name="T4">content</text:span>=<text:span text:style-name="T7">’exemple</text:span> <text:span text:style-name="T4">javascript’</text:span>&gt;</text:p>
      <text:p text:style-name="P35">&lt;/<text:span text:style-name="T1">head</text:span>&gt;</text:p>
      <text:p text:style-name="P35">&lt;<text:span text:style-name="T1">body</text:span>&gt;</text:p>
      <text:p text:style-name="P35">&lt;<text:span text:style-name="T1">script</text:span> <text:span text:style-name="T4">type</text:span>=<text:span text:style-name="T7">’text/javascript’</text:span> <text:span text:style-name="T4">src</text:span>=<text:span text:style-name="T7">"script.js"</text:span>&gt;</text:p>
      <text:p text:style-name="P35">alert(‘Hello World’);</text:p>
      <text:p text:style-name="P35">&lt;/<text:span text:style-name="T1">script</text:span>&gt;</text:p>
      <text:p text:style-name="P35">&lt;/<text:span text:style-name="T1">body</text:span>&gt;</text:p>
      <text:p text:style-name="P34"/>
      <text:p text:style-name="P40"/>
      <text:p text:style-name="P40"/>
      <text:p text:style-name="P40">Les lignes script se placent à la fin du body</text:p>
      <text:p text:style-name="P40">Vérifier la console (inspecter) sur la page web pour voir les bugs.</text:p>
      <text:p text:style-name="P40"/>
      <text:p text:style-name="P40">JS ne peut pas communiquer avec un autre onglet</text:p>
      <text:p text:style-name="P40"/>
      <text:p text:style-name="P41">Il faut faire un dossier à part pour coder le JS</text:p>
      <text:p text:style-name="P41">../ remonte d’un niveau</text:p>
      <text:p text:style-name="P41"/>
      <text:p text:style-name="P41">Le JS est mis à la fin pour s’assurer que la page se charge avant et que le code JS se déclenche à la fin, une fois que la page est chargée.</text:p>
      <text:p text:style-name="P42"/>
      <text:p text:style-name="P41">Si on a 3/4 fichiers à charger, on va sûrement utiliser du jquery, il faut mettre la ligne script JS avant la ligne script jquery sinon ça va bugger et jquery ne va pas comprendre.</text:p>
      <text:p text:style-name="P41"/>
      <text:p text:style-name="P43">Alert() doit contenir un message</text:p>
      <text:p text:style-name="P43">// commentaire sur 1 ligne</text:p>
      <text:p text:style-name="P43">/*commentaires sur 2 lignes*/</text:p>
      <text:p text:style-name="P43"/>
      <text:p text:style-name="P44">variable espace de stockage en mémoire qui vq contenir une variation</text:p>
      <text:p text:style-name="P44">pour déclarer une variable il faut utiliser un mot clé : var ou const et lui affecter une valeur (on pourra faire des choses dessus comme multiplier etc)</text:p>
      <text:p text:style-name="P44">pour nommer sa variable, on utilisera le camelCase ou le snake_case</text:p>
      <text:p text:style-name="P44"/>
      <text:p text:style-name="P45">var est valide sur tout un script</text:p>
      <text:p text:style-name="P45">let n’est valide que sur un bloc d’instructions dans lequel il est défini</text:p>
      <text:p text:style-name="P45"><text:soft-page-break/></text:p>
      <text:p text:style-name="P45"/>
      <text:p text:style-name="P44"/>
      <text:p text:style-name="P46">ENTREE : anneeNaissance</text:p>
      <text:p text:style-name="P46"><text:tab/>VAR anneeEnCours ← 200</text:p>
      <text:p text:style-name="P46"><text:tab/>SI anneeEnCours – anneeNaissance ≥ 18</text:p>
      <text:p text:style-name="P46"><text:tab/><text:tab/>ALORS Majeur</text:p>
      <text:p text:style-name="P46"><text:tab/>SINON</text:p>
      <text:p text:style-name="P46"><text:tab/><text:tab/>Mineur</text:p>
      <text:p text:style-name="P46">SORTIE : Majeur ou Mineur</text:p>
      <text:p text:style-name="P46"/>
      <text:p text:style-name="P46">1980</text:p>
      <text:p text:style-name="P46"><text:tab/>SI 2020-1980 ≥ 18</text:p>
      <text:p text:style-name="P46"><text:tab/><text:tab/>ALORS Majeur</text:p>
      <text:p text:style-name="P46"/>
      <text:p text:style-name="P46">2012</text:p>
      <text:p text:style-name="P46"><text:tab/>SI 2020-2012 ≥ 18</text:p>
      <text:p text:style-name="P46"><text:tab/><text:tab/>ALORS Majeur</text:p>
      <text:p text:style-name="P46"><text:tab/>SINON</text:p>
      <text:p text:style-name="P46"><text:tab/><text:tab/>Mineur</text:p>
      <text:p text:style-name="P46"/>
      <text:p text:style-name="P48">SORTIE</text:p>
      <text:p text:style-name="P48"><text:tab/>Mineur</text:p>
      <text:p text:style-name="P46"/>
      <text:p text:style-name="P46"/>
      <text:p text:style-name="P46"/>
      <text:p text:style-name="P47">****************</text:p>
      <text:p text:style-name="P47"><text:span text:style-name="T10">année</text:span> bissextile</text:p>
      <text:p text:style-name="P46"/>
      <text:p text:style-name="P46">si <text:span text:style-name="T10">l’année</text:span> est divisible par 4 et non divi<text:span text:style-name="T10">si</text:span>ble par 100</text:p>
      <text:p text:style-name="P46"/>
      <text:p text:style-name="P46">ou</text:p>
      <text:p text:style-name="P46"/>
      <text:p text:style-name="P46">si <text:span text:style-name="T10">l’année</text:span> est divisible par 400 </text:p>
      <text:p text:style-name="P46"/>
      <text:p text:style-name="P62">var annee = parseInt(prompt('Est-ce que l\'année est bissextile?'));</text:p>
      <text:p text:style-name="P64"/>
      <text:p text:style-name="P63">if ( ((annee%4 == 0) &amp;&amp; !(annee%100 == 0)) || (annee%400 == 0) ) {</text:p>
      <text:p text:style-name="P63">console.log('Bissextile');</text:p>
      <text:p text:style-name="P63">} else {</text:p>
      <text:p text:style-name="P63">console.log('Non bissextile');</text:p>
      <text:p text:style-name="P63">}</text:p>
      <text:p text:style-name="P65"/>
      <text:p text:style-name="P46"/>
      <text:p text:style-name="P49">Si l’une des conditions est true <text:span text:style-name="T11">sur un</text:span><text:span text:style-name="T9"> des 2 côtés de || </text:span>, l’année est bissextile.</text:p>
      <text:p text:style-name="P49"/>
      <text:p text:style-name="P49"/>
      <text:p text:style-name="P49"/>
      <text:p text:style-name="P49"/>
      <text:p text:style-name="P49"/>
      <text:p text:style-name="P49"/>
      <text:p text:style-name="P49"/>
      <text:p text:style-name="P49"/>
      <text:p text:style-name="P49"/>
      <text:p text:style-name="P50">L’utilisateur X demande une subvention pour son entreprise :</text:p>
      <text:p text:style-name="P50"><text:tab/>- il est éligible à une réduction de 10 % du CA si :</text:p>
      <text:p text:style-name="P50"><text:soft-page-break/><text:tab/><text:tab/>- son revenu en cours est compris entre 30000 et 60000 annuel <text:span text:style-name="T12">OK</text:span></text:p>
      <text:p text:style-name="P50"><text:tab/>-il est éligible à une réduction de 20 % du CA si :</text:p>
      <text:p text:style-name="P50"><text:tab/><text:tab/>-son revenu de l’année en cours est compris entre 20000 et 20999 annuel <text:span text:style-name="T12">OK</text:span></text:p>
      <text:p text:style-name="P50"><text:tab/><text:tab/>MAIS que le revenu de l’année précédente n’excède pas 50000 <text:span text:style-name="T12">OK</text:span></text:p>
      <text:p text:style-name="P50">- il a 5 % supplémentaires si l’année en cours est bissextile <text:span text:style-name="T12">OK</text:span></text:p>
      <text:p text:style-name="P50"/>
      <text:p text:style-name="P50">En 2019 il a déclaré 44000 et en 2020 il a déclaré 50000</text:p>
      <text:p text:style-name="P50">A combien peut-il prétendre en pourcentage ?</text:p>
      <text:p text:style-name="P50">Quel est le montant de la réduction finale ?</text:p>
      <text:p text:style-name="P50"/>
      <text:p text:style-name="P50"/>
      <text:p text:style-name="P53">var chiffreDAffaire2019 = 44000;</text:p>
      <text:p text:style-name="P53">var chiffreDAffaire2020 = 50000;</text:p>
      <text:p text:style-name="P53">var reduction = 0;</text:p>
      <text:p text:style-name="P53"/>
      <text:p text:style-name="P53">if ( (chiffreDAffaire2020 &gt;= 30000) &amp;&amp; (chiffreDAffaire2020 &lt;= 60000) ) {</text:p>
      <text:p text:style-name="P53">reduction = 10;</text:p>
      <text:p text:style-name="P53">} else if ( ((chiffreDAffaire2020 &gt;= 20000) &amp;&amp; (chiffreDAffaire2020 &lt;= 20999)) &amp;&amp; (chiffreDAffaire2019 &lt;= 50000) ) {</text:p>
      <text:p text:style-name="P53">reduction = 20;</text:p>
      <text:p text:style-name="P53">} </text:p>
      <text:p text:style-name="P53"/>
      <text:p text:style-name="P53">if ( ((annee%4 == 0) &amp;&amp; !(annee%100 == 0)) || (annee%400 == 0) ) {</text:p>
      <text:p text:style-name="P53">reduction += 5;</text:p>
      <text:p text:style-name="P53">}</text:p>
      <text:p text:style-name="P53"/>
      <text:p text:style-name="P53">console.log('Votre réduction est de ' + reduction + '%');</text:p>
      <text:p text:style-name="P53">console.log('Votre réduction pour l\'année 2020 est de '+ (chiffreDAffaire2020/100)*reduction + ' euros');</text:p>
      <text:p text:style-name="P53"/>
      <text:p text:style-name="P50"/>
      <text:p text:style-name="P50"/>
      <text:p text:style-name="P50">*************************************************************************</text:p>
      <text:p text:style-name="P50"/>
      <text:p text:style-name="P51">On n’utilise plus var pour variable</text:p>
      <text:p text:style-name="P51"/>
      <text:p text:style-name="P51">let est moins fort que var et va avoir une portée seulement à l’intérieur de son block</text:p>
      <text:p text:style-name="P51">const ne va pas changer </text:p>
      <text:p text:style-name="P51"/>
      <text:p text:style-name="P51">si on utilise var ça peut prêter à confusion :</text:p>
      <text:p text:style-name="P51"/>
      <text:p text:style-name="Standard"><text:span text:style-name="Source_20_Text"><text:span text:style-name="T61">// Problème 1, confusion dans les blocs {} :</text:span></text:span><text:span text:style-name="T61"><text:line-break/></text:span><text:span text:style-name="Source_20_Text"><text:span text:style-name="T71">var x = 1;</text:span></text:span><text:span text:style-name="T71"><text:line-break/></text:span><text:span text:style-name="Source_20_Text"><text:span text:style-name="T71">if (true) {</text:span></text:span><text:span text:style-name="T71"><text:line-break/></text:span><text:span text:style-name="Source_20_Text"><text:span text:style-name="T71">var x = 2; // même variable, car sa portée n'est pas celle du bloc !</text:span></text:span><text:span text:style-name="T71"><text:line-break/></text:span><text:span text:style-name="Source_20_Text"><text:span text:style-name="T71">console.log(x);</text:span></text:span><text:span text:style-name="Source_20_Text"><text:span text:style-name="T61"> // 2</text:span></text:span><text:span text:style-name="T61"><text:line-break/></text:span><text:span text:style-name="Source_20_Text"><text:span text:style-name="T71">}</text:span></text:span><text:span text:style-name="T71"><text:line-break/></text:span><text:span text:style-name="Source_20_Text"><text:span text:style-name="T71">console.log(x);</text:span></text:span><text:span text:style-name="Source_20_Text"><text:span text:style-name="T79"> </text:span></text:span><text:span text:style-name="Source_20_Text"><text:span text:style-name="T61">// 2</text:span></text:span></text:p>
      <text:p text:style-name="P2"><text:span text:style-name="Source_20_Text"><text:span text:style-name="T13"/></text:span></text:p>
      <text:p text:style-name="P1"><text:span text:style-name="Source_20_Text"><text:span text:style-name="T13"/></text:span></text:p>
      <text:p text:style-name="Standard"><text:span text:style-name="Source_20_Text"><text:span text:style-name="T61">// Problème 3, pas d'erreur levée en cas de déclarations multiples :<text:line-break/>// Vous aurez simplement un warning dans les navigateurs récents.<text:line-break/></text:span></text:span><text:span text:style-name="Source_20_Text"><text:span text:style-name="T71">var i = 1;<text:line-break/>var i = 2;<text:line-break/>var ajouter = function(a, b) {<text:line-break/></text:span></text:span><text:soft-page-break/><text:span text:style-name="Source_20_Text"><text:span text:style-name="T71">return a + b;<text:line-break/>};<text:line-break/>var ajouter = function(a, b) {<text:line-break/>return a + b;<text:line-break/>};</text:span></text:span></text:p>
      <text:p text:style-name="Standard"><text:span text:style-name="Source_20_Text"><text:span text:style-name="T61"/></text:span></text:p>
      <text:p text:style-name="Standard"><text:span text:style-name="Source_20_Text"><text:span text:style-name="T61"/></text:span></text:p>
      <text:p text:style-name="P1"><text:span text:style-name="Source_20_Text"><text:span text:style-name="T13"/></text:span></text:p>
      <text:p text:style-name="Standard"><text:span text:style-name="Source_20_Text"><text:span text:style-name="T61">// Problème 4 : problème des boucles avec de l'asynchrone :<text:line-break/></text:span></text:span><text:span text:style-name="Source_20_Text"><text:span text:style-name="T71">for (var i = 0; i &lt; 10; i++) {<text:line-break/>setTimeout(() =&gt; {<text:line-break/>console.log(i);<text:line-break/>}, 10);<text:line-break/>}</text:span></text:span></text:p>
      <text:p text:style-name="P1"><text:span text:style-name="Source_20_Text"><text:span text:style-name="T13"/></text:span></text:p>
      <text:p text:style-name="P16"><text:span text:style-name="Source_20_Text"><text:span text:style-name="T16">Une fois qu’on a déclaré une valeur on ne peux plus la changer,</text:span></text:span></text:p>
      <text:p text:style-name="P3"><text:span text:style-name="Source_20_Text"><text:span text:style-name="T16">Par exemple les années 2019 et 2020, ne vont pas changer, on peut en faire une </text:span></text:span><text:span text:style-name="Source_20_Text"><text:span text:style-name="T19">constante </text:span></text:span><text:span text:style-name="Source_20_Text"><text:span text:style-name="T16">:</text:span></text:span></text:p>
      <text:p text:style-name="P3"><text:span text:style-name="Source_20_Text"><text:span text:style-name="T16"/></text:span></text:p>
      <text:p text:style-name="P3"><text:span text:style-name="Source_20_Text"><text:span text:style-name="T16">- </text:span></text:span><text:span text:style-name="Source_20_Text"><text:span text:style-name="T17">affecter à la déclaration, ne pas la laisser vide</text:span></text:span></text:p>
      <text:p text:style-name="P3"><text:span text:style-name="Source_20_Text"><text:span text:style-name="T17">- ne pas donner 2 nom à la constante</text:span></text:span></text:p>
      <text:p text:style-name="P3"><text:span text:style-name="Source_20_Text"><text:span text:style-name="T16">- il faut affecter une valeur, </text:span></text:span><text:span text:style-name="Source_20_Text"><text:span text:style-name="T17">mettre une valeur dedans</text:span></text:span></text:p>
      <text:p text:style-name="P3"><text:span text:style-name="Source_20_Text"><text:span text:style-name="T17"/></text:span></text:p>
      <text:p text:style-name="P4"><text:span text:style-name="Source_20_Text"><text:span text:style-name="T17">Hormis les objets, on ne peut pas toucher à la constante :</text:span></text:span></text:p>
      <text:p text:style-name="P4"><text:span text:style-name="Source_20_Text"><text:span text:style-name="T17"/></text:span></text:p>
      <text:p text:style-name="Standard"><text:span text:style-name="Source_20_Text"><text:span text:style-name="T71">const personne = {<text:line-break/>  prenom: 'Sylvain'<text:line-break/>}personne.nom = 'Dupont';console.log(personne);</text:span></text:span></text:p>
      <text:p text:style-name="Standard"><text:span text:style-name="Source_20_Text"><text:span text:style-name="T61"/></text:span></text:p>
      <text:p text:style-name="P4"><text:span text:style-name="Source_20_Text"><text:span text:style-name="T18"/></text:span></text:p>
      <text:p text:style-name="Standard"><text:span text:style-name="Source_20_Text"><text:span text:style-name="T61">LET</text:span></text:span></text:p>
      <text:p text:style-name="Standard"><text:span text:style-name="Source_20_Text"><text:span text:style-name="T61"/></text:span></text:p>
      <text:p text:style-name="Standard"><text:span text:style-name="Source_20_Text"><text:span text:style-name="T61">on peut réaffecter une nouvelle par contre si on redéclare une même variable, on aura un message d’erreur.</text:span></text:span></text:p>
      <text:p text:style-name="Standard"><text:span text:style-name="Source_20_Text"><text:span text:style-name="T61"/></text:span></text:p>
      <text:p text:style-name="P69">let test = 50; </text:p>
      <text:p text:style-name="P70">test = 51 ;</text:p>
      <text:p text:style-name="P70">let test = 50 ;</text:p>
      <text:p text:style-name="P70">let test = 51 ;</text:p>
      <text:p text:style-name="P76"/>
      <text:p text:style-name="P76"/>
      <text:p text:style-name="P76">autre exemple :</text:p>
      <text:p text:style-name="P76"/>
      <text:p text:style-name="P70">let test = false;<text:line-break/>if (true) {<text:line-break/>  let test = true;<text:line-break/> console.log(test);<text:line-break/>}<text:line-break/>console.log(test);</text:p>
      <text:p text:style-name="P76"/>
      <text:p text:style-name="P76">// affiche </text:p>
      <text:p text:style-name="P76">true</text:p>
      <text:p text:style-name="P76">false</text:p>
      <text:p text:style-name="P76"/>
      <text:p text:style-name="P77">avec var, la première affectation dans le if aurait écraser l’affectation dans le bloc</text:p>
      <text:p text:style-name="P77"/>
      <text:p text:style-name="P77"><text:soft-page-break/></text:p>
      <text:p text:style-name="P77"/>
      <text:p text:style-name="P79">HOISTING</text:p>
      <text:p text:style-name="P79"/>
      <text:p text:style-name="P78">En JavaScript vous entendrez probablement parler du hoisting ou remontée des déclarations ou hissage en français.Il s'agit d'une spécificité du langage qui fait que lorsque l'interpréteur parse (parcourt et analyse) votre code, il va automatiquement remonter toutes les déclarations en haut de votre code.Cela permet d'écrire cela et de ne pas avoir d'erreur :</text:p>
      <text:p text:style-name="P78"/>
      <text:p text:style-name="P91"><text:span text:style-name="T22">a = 2;<text:line-break/>let a;<text:line-break/>console.log(a); </text:span><text:span text:style-name="T21">// 2</text:span></text:p>
      <text:p text:style-name="P78"/>
      <text:p text:style-name="P79">Il faut déclarer sa variable en haut de script !!!</text:p>
      <text:p text:style-name="P79"/>
      <text:p text:style-name="P80">TYPES PRIMITIFS ET </text:p>
      <text:p text:style-name="P80"/>
      <text:p text:style-name="P71">const a = 1;<text:line-break/>let b = a;<text:line-break/>console.log(a, b);</text:p>
      <text:p text:style-name="P80">// affiche 1, 1</text:p>
      <text:p text:style-name="P80"/>
      <text:p text:style-name="P71">b = 2;<text:line-break/>console.log(a, b);</text:p>
      <text:p text:style-name="P80"><text:s/>//variables distinctes</text:p>
      <text:p text:style-name="P80"/>
      <text:p text:style-name="P80"/>
      <text:p text:style-name="P80">LES OBJETS</text:p>
      <text:p text:style-name="P80"/>
      <text:p text:style-name="P94"><text:span text:style-name="T21">const obj</text:span><text:span text:style-name="T23">1</text:span><text:span text:style-name="T21"> = {a: 1};<text:line-break/>const obj2 = obj</text:span><text:span text:style-name="T23">1</text:span><text:span text:style-name="T21">;</text:span></text:p>
      <text:p text:style-name="P80">// dans cet ex les 2 objets sont égaux</text:p>
      <text:p text:style-name="P80"/>
      <text:p text:style-name="P80"/>
      <text:p text:style-name="P92"><text:span text:style-name="T21">on va modifier la valeur de l’objet 2, ça va impact</text:span><text:span text:style-name="T24">er</text:span><text:span text:style-name="T21"> l’objet 1 </text:span></text:p>
      <text:p text:style-name="P81">objet 1 et objet 2 vont chacun avoir un emplacement mémoire dédié</text:p>
      <text:p text:style-name="P81">si ensuite on dit objet 1 = objet 2, objet 1 va se réaffecter sur objet 2</text:p>
      <text:p text:style-name="P81"/>
      <text:p text:style-name="P82">SWITCH</text:p>
      <text:p text:style-name="P82"/>
      <text:p text:style-name="P38"><text:span text:style-name="T46">Permet d’</text:span>afficher des messages pour des cas particuliers</text:p>
      <text:p text:style-name="P38"/>
      <text:p text:style-name="P53">var age = 16;</text:p>
      <text:p text:style-name="P38"/>
      <text:p text:style-name="P53">switch (age) {</text:p>
      <text:p text:style-name="P53">case 20:</text:p>
      <text:p text:style-name="P53">console.log('20 ans');</text:p>
      <text:p text:style-name="P53">break;</text:p>
      <text:p text:style-name="P53">case 12:</text:p>
      <text:p text:style-name="P53">console.log('12 ans');</text:p>
      <text:p text:style-name="P53">break;</text:p>
      <text:p text:style-name="P53">default:</text:p>
      <text:p text:style-name="P53">console.log('ni 12 ans ni 20 ans')</text:p>
      <text:p text:style-name="P53">break;</text:p>
      <text:p text:style-name="P53">}</text:p>
      <text:p text:style-name="P38"/>
      <text:p text:style-name="P82"><text:soft-page-break/>=</text:p>
      <text:p text:style-name="P82"/>
      <text:p text:style-name="P72">const age = 18;<text:line-break/>switch (age) {<text:line-break/>  case 21:<text:line-break/>    console.log('Tu peux boire de l’alcool aux Etats-Unis.');<text:line-break/>  case 18:<text:line-break/>    console.log('Tu peux boire de l’alcool en France.');<text:line-break/>  case 16:<text:line-break/>    console.log('Tu peux boire de l’alcool à Cuba.');<text:line-break/>  case 14:<text:line-break/>    console.log('Tu peux boire de la bière en Allemagne.');<text:line-break/>    break;<text:line-break/>  default:<text:line-break/>    console.log('Rien pour toi cette année.');<text:line-break/>}</text:p>
      <text:p text:style-name="P80"/>
      <text:p text:style-name="P82">ici, on cumule les cases :</text:p>
      <text:p text:style-name="P82"/>
      <text:p text:style-name="P72">const pays = 'France';<text:line-break/>switch (pays) {<text:line-break/>    case 'France':<text:line-break/>    case 'Allemagne':<text:line-break/>    case 'Italie':<text:line-break/>    case 'Espagne':<text:line-break/>        console.log('Tu es européen !');<text:line-break/>        break;<text:line-break/>    case 'Corée':<text:line-break/>    default:<text:line-break/>        console.log("Tu n’es pas européen.");<text:line-break/>}</text:p>
      <text:p text:style-name="P72"/>
      <text:p text:style-name="P83">//permet de faire plusieurs case dans un même bloc</text:p>
      <text:p text:style-name="P83"/>
      <text:p text:style-name="P87">LOOPS / BOUCLES</text:p>
      <text:p text:style-name="P84"/>
      <text:p text:style-name="P85">les boucles parcourent <text:span text:style-name="T49">du code à répétition jusqu’à ce que les paramètres ne soient plus vérifiables</text:span></text:p>
      <text:p text:style-name="P84"/>
      <text:p text:style-name="P87">FOR</text:p>
      <text:p text:style-name="P84"/>
      <text:p text:style-name="P88">Il faut respecter 3 conditions :</text:p>
      <text:p text:style-name="P88">- initialisation des compteurs</text:p>
      <text:p text:style-name="P88">- condition jusqu’où il doit aller , où il doit s’arrêter</text:p>
      <text:p text:style-name="P19"><text:span text:style-name="Source_20_Text"><text:span text:style-name="T81">- incrémentation</text:span></text:span></text:p>
      <text:p text:style-name="P19"><text:span text:style-name="Source_20_Text"><text:span text:style-name="T81"/></text:span></text:p>
      <text:p text:style-name="P19"><text:span text:style-name="Source_20_Text"><text:span text:style-name="T82">PUIS DANS {} IL FAUT ÉCRIRE L’ACTION, ÉCRIRE CE QU’ON VA FAIRE AVEC LES PARAMÈTRES QU’ON VA DÉFINIR COMME METTRE TOUT EN MINUSCULE, AFFICHER SA PHRASE A L’ENVERS</text:span></text:span></text:p>
      <text:p text:style-name="P19"><text:span text:style-name="Source_20_Text"><text:span text:style-name="T82"/></text:span></text:p>
      <text:p text:style-name="P20"><text:span text:style-name="Source_20_Text"><text:span text:style-name="T83">NE PAS OUBLIER DE DÉCLARER LE RÉSULTAT AFIN DE POUVOIR L’AFFICHER</text:span></text:span></text:p>
      <text:p text:style-name="P84"/>
      <text:p text:style-name="P73">for (initialisation des compteurs; conditions; incrémentations) {<text:line-break/>  //  instructions à exécuter;<text:line-break/>  }</text:p>
      <text:p text:style-name="P84"/>
      <text:p text:style-name="P84">=</text:p>
      <text:p text:style-name="P84"/>
      <text:p text:style-name="P73"><text:soft-page-break/>for (let i = 0; i &lt; 10; i++) {<text:line-break/>    console.log(i);<text:line-break/>  }</text:p>
      <text:p text:style-name="P84"/>
      <text:p text:style-name="P84">=</text:p>
      <text:p text:style-name="P84"/>
      <text:p text:style-name="P73">for (let i = 1; i &lt;= 10; i++) {<text:line-break/>    console.log(i);<text:line-break/>  }</text:p>
      <text:p text:style-name="P84"/>
      <text:p text:style-name="P84">=</text:p>
      <text:p text:style-name="P84"/>
      <text:p text:style-name="P73">for (let i = 1; i &lt; 11; i++) {<text:line-break/>    console.log(i);<text:line-break/>  }</text:p>
      <text:p text:style-name="P84"/>
      <text:p text:style-name="P84"/>
      <text:p text:style-name="P86">On peut déclarer plusieurs compteurs dans une boucle FOR :</text:p>
      <text:p text:style-name="P38"/>
      <text:p text:style-name="P5"><text:span text:style-name="Source_20_Text"><text:span text:style-name="T71">for(let i = 0; i &lt; 101; i=i+2) {</text:span></text:span><text:span text:style-name="T71"><text:line-break/></text:span><text:span text:style-name="Source_20_Text"><text:span text:style-name="T71">console.log(i);</text:span></text:span><text:span text:style-name="T71"><text:line-break/></text:span><text:span text:style-name="Source_20_Text"><text:span text:style-name="T71">}</text:span></text:span></text:p>
      <text:p text:style-name="P5"><text:span text:style-name="T61"><text:line-break/></text:span><text:span text:style-name="Source_20_Text"><text:span text:style-name="T61">// OU </text:span></text:span></text:p>
      <text:p text:style-name="P5"><text:span text:style-name="T61"><text:line-break/></text:span><text:span text:style-name="Source_20_Text"><text:span text:style-name="T71">for(let i = 0; i &lt; 101; i+=2) {</text:span></text:span><text:span text:style-name="T71"><text:line-break/></text:span><text:span text:style-name="Source_20_Text"><text:span text:style-name="T71">console.log(i);</text:span></text:span><text:span text:style-name="T71"><text:line-break/></text:span><text:span text:style-name="Source_20_Text"><text:span text:style-name="T71">}</text:span></text:span></text:p>
      <text:p text:style-name="Standard"><text:span text:style-name="Source_20_Text"><text:span text:style-name="T71"/></text:span></text:p>
      <text:p text:style-name="Standard"><text:span text:style-name="Source_20_Text"><text:span text:style-name="T71">for (let i = 0, j = 1; i &lt; 4 &amp;&amp; j &lt; 3; i++, j++) {<text:line-break/>    console.log(i, j);<text:line-break/>  }</text:span></text:span></text:p>
      <text:p text:style-name="Standard"><text:span text:style-name="Source_20_Text"><text:span text:style-name="T14"/></text:span></text:p>
      <text:p text:style-name="Standard"><text:span text:style-name="Source_20_Text"><text:span text:style-name="T61">// affiche </text:span></text:span></text:p>
      <text:p text:style-name="Standard"><text:span text:style-name="Source_20_Text"><text:span text:style-name="T61">0 1</text:span></text:span></text:p>
      <text:p text:style-name="Standard"><text:span text:style-name="Source_20_Text"><text:span text:style-name="T61">1 2</text:span></text:span></text:p>
      <text:p text:style-name="Standard"><text:span text:style-name="Source_20_Text"><text:span text:style-name="T61"/></text:span></text:p>
      <text:p text:style-name="P89">Il faut respecter 3 conditions :</text:p>
      <text:p text:style-name="P89">- initialisation des compteurs</text:p>
      <text:p text:style-name="P89">- condition jusqu’où il doit aller , où il doit s’arrêter</text:p>
      <text:p text:style-name="P20"><text:span text:style-name="Source_20_Text"><text:span text:style-name="T81">- incrémentation</text:span></text:span></text:p>
      <text:p text:style-name="P20"><text:span text:style-name="Source_20_Text"><text:span text:style-name="T81"/></text:span></text:p>
      <text:p text:style-name="P20"><text:span text:style-name="Source_20_Text"><text:span text:style-name="T82">PUIS DANS {} IL FAUT ÉCRIRE L’ACTION, ÉCRIRE CE QU’ON VA FAIRE AVEC LES PARAMÈTRES QU’ON VA DÉFINIR COMME METTRE TOUT EN MINUSCULE, AFFICHER SA PHRASE A L’ENVERS</text:span></text:span></text:p>
      <text:p text:style-name="P20"><text:span text:style-name="Source_20_Text"><text:span text:style-name="T82"/></text:span></text:p>
      <text:p text:style-name="P20"><text:span text:style-name="Source_20_Text"><text:span text:style-name="T83">NE PAS OUBLIER DE DÉCLARER LE RÉSULTAT AFIN DE POUVOIR L’AFFICHER</text:span></text:span></text:p>
      <text:p text:style-name="P6"><text:span text:style-name="Source_20_Text"><text:span text:style-name="T61"/></text:span></text:p>
      <text:p text:style-name="Standard"><text:span text:style-name="Source_20_Text"><text:span text:style-name="T71">for (let i = 0; i &lt; 100; i++) {<text:line-break/>    if (i === 10) {<text:line-break/>      break;<text:line-break/>    }<text:line-break/>console.log(i)<text:line-break/>  }</text:span></text:span></text:p>
      <text:p text:style-name="Standard"><text:span text:style-name="Source_20_Text"><text:span text:style-name="T71"/></text:span></text:p>
      <text:p text:style-name="Standard"><text:span text:style-name="Source_20_Text"><text:span text:style-name="T71">let texte = "";<text:line-break/>for (let i = 0; i &lt; 3; i++) {<text:line-break/>if (i === 1) {<text:line-break/></text:span></text:span><text:soft-page-break/><text:span text:style-name="Source_20_Text"><text:span text:style-name="T71">continue;<text:line-break/>}<text:line-break/>texte += i;<text:line-break/>}<text:line-break/>console.log(texte);</text:span></text:span></text:p>
      <text:p text:style-name="Standard"><text:span text:style-name="Source_20_Text"><text:span text:style-name="T71"/></text:span></text:p>
      <text:p text:style-name="Standard"><text:span text:style-name="Source_20_Text"><text:span text:style-name="T71"/></text:span></text:p>
      <text:p text:style-name="P7"><text:span text:style-name="Source_20_Text"><text:span text:style-name="T88">WHILE /TANT QUE</text:span></text:span></text:p>
      <text:p text:style-name="P7"><text:span text:style-name="Source_20_Text"><text:span text:style-name="T88"/></text:span></text:p>
      <text:p text:style-name="P88">Il faut respecter 3 conditions :</text:p>
      <text:p text:style-name="P88">- initialisation des compteurs</text:p>
      <text:p text:style-name="P88">- condition jusqu’où il doit aller , où il doit s’arrêter</text:p>
      <text:p text:style-name="P19"><text:span text:style-name="Source_20_Text"><text:span text:style-name="T81">- incrémentation</text:span></text:span></text:p>
      <text:p text:style-name="P19"><text:span text:style-name="Source_20_Text"><text:span text:style-name="T81"/></text:span></text:p>
      <text:p text:style-name="P19"><text:span text:style-name="Source_20_Text"><text:span text:style-name="T89">PUIS DANS {} IL FAUT ÉCRIRE L’ACTION, ÉCRIRE CE QU’ON VA FAIRE AVEC LES PARAMÈTRES QU’ON VA DÉFINIR COMME METTRE TOUT EN MINUSCULE, AFFICHER SA PHRASE A L’ENVERS</text:span></text:span></text:p>
      <text:p text:style-name="P19"><text:span text:style-name="Source_20_Text"><text:span text:style-name="T27"/></text:span></text:p>
      <text:p text:style-name="P20"><text:span text:style-name="Source_20_Text"><text:span text:style-name="T90">NE PAS OUBLIER DE DÉCLARER LE RÉSULTAT AFIN DE POUVOIR L’AFFICHER</text:span></text:span></text:p>
      <text:p text:style-name="P7"><text:span text:style-name="Source_20_Text"><text:span text:style-name="T92"/></text:span></text:p>
      <text:p text:style-name="Standard"><text:span text:style-name="Source_20_Text"><text:span text:style-name="T71">let i = 0;<text:line-break/>while (i &lt; 3) {<text:line-break/>  i++;<text:line-break/>  console.log(i); // 1, 2, 3<text:line-break/>}</text:span></text:span></text:p>
      <text:p text:style-name="P7"><text:span text:style-name="Source_20_Text"><text:span text:style-name="T92"/></text:span></text:p>
      <text:p text:style-name="P7"><text:span text:style-name="Source_20_Text"><text:span text:style-name="T92">S’arrête à 3 car on entre dans la condition et ensuite on incrémente</text:span></text:span></text:p>
      <text:p text:style-name="P7"><text:span text:style-name="Source_20_Text"><text:span text:style-name="T92"/></text:span></text:p>
      <text:p text:style-name="P7"><text:span text:style-name="Source_20_Text"><text:span text:style-name="T86">DO . . . WHILE / FAIT . . . TANT QUE</text:span></text:span></text:p>
      <text:p text:style-name="P7"><text:span text:style-name="Source_20_Text"><text:span text:style-name="T86"/></text:span></text:p>
      <text:p text:style-name="P88">Il faut respecter 3 conditions :</text:p>
      <text:p text:style-name="P88">- initialisation des compteurs</text:p>
      <text:p text:style-name="P88">- condition jusqu’où il doit aller , où il doit s’arrêter</text:p>
      <text:p text:style-name="P19"><text:span text:style-name="Source_20_Text"><text:span text:style-name="T81">- incrémentation</text:span></text:span></text:p>
      <text:p text:style-name="P19"><text:span text:style-name="Source_20_Text"><text:span text:style-name="T81"/></text:span></text:p>
      <text:p text:style-name="P19"><text:span text:style-name="Source_20_Text"><text:span text:style-name="T82">PUIS DANS {} IL FAUT ÉCRIRE L’ACTION, ÉCRIRE CE QU’ON VA FAIRE AVEC LES PARAMÈTRES QU’ON VA DÉFINIR COMME METTRE TOUT EN MINUSCULE, AFFICHER SA PHRASE A L’ENVERS</text:span></text:span></text:p>
      <text:p text:style-name="P19"><text:span text:style-name="Source_20_Text"><text:span text:style-name="T82"/></text:span></text:p>
      <text:p text:style-name="P20"><text:span text:style-name="Source_20_Text"><text:span text:style-name="T83">NE PAS OUBLIER DE DÉCLARER LE RÉSULTAT AFIN DE POUVOIR L’AFFICHER</text:span></text:span></text:p>
      <text:p text:style-name="P7"><text:span text:style-name="Source_20_Text"><text:span text:style-name="T92"/></text:span></text:p>
      <text:p text:style-name="Standard"><text:span text:style-name="Source_20_Text"><text:span text:style-name="T71">let i = 0;<text:line-break/>do {<text:line-break/>  i++;<text:line-break/>  console.log(i);<text:line-break/>} while (i &lt; 10);</text:span></text:span></text:p>
      <text:p text:style-name="Standard"><text:span text:style-name="Source_20_Text"><text:span text:style-name="T92"/></text:span></text:p>
      <text:p text:style-name="Standard"><text:span text:style-name="Source_20_Text"><text:span text:style-name="T92">// </text:span></text:span><text:span text:style-name="Source_20_Text"><text:span text:style-name="T93">affiche</text:span></text:span></text:p>
      <text:p text:style-name="P8"><text:span text:style-name="Source_20_Text"><text:span text:style-name="T93">1</text:span></text:span></text:p>
      <text:p text:style-name="P8"><text:span text:style-name="Source_20_Text"><text:span text:style-name="T93">2</text:span></text:span></text:p>
      <text:p text:style-name="P8"><text:span text:style-name="Source_20_Text"><text:span text:style-name="T93">3</text:span></text:span></text:p>
      <text:p text:style-name="P8"><text:span text:style-name="Source_20_Text"><text:span text:style-name="T93">…</text:span></text:span></text:p>
      <text:p text:style-name="P8"><text:span text:style-name="Source_20_Text"><text:span text:style-name="T93">10</text:span></text:span></text:p>
      <text:p text:style-name="P8"><text:span text:style-name="Source_20_Text"><text:span text:style-name="T93"/></text:span></text:p>
      <text:p text:style-name="P9"><text:span text:style-name="Source_20_Text"><text:span text:style-name="T87">LES INSTANCES</text:span></text:span></text:p>
      <text:p text:style-name="P10"><text:span text:style-name="Source_20_Text"><text:span text:style-name="T93"/></text:span></text:p>
      <text:p text:style-name="P9"><text:span text:style-name="Source_20_Text"><text:span text:style-name="T94">Un objet est un ensemble de propriétés de valeurs</text:span></text:span></text:p>
      <text:p text:style-name="P9"><text:span text:style-name="Source_20_Text"><text:span text:style-name="T94">classe = voiture</text:span></text:span></text:p>
      <text:p text:style-name="P9"><text:soft-page-break/><text:span text:style-name="Source_20_Text"><text:span text:style-name="T94">qui aura des propriétés (couleurs, puissance, année de fabrication…)</text:span></text:span></text:p>
      <text:p text:style-name="P9"><text:span text:style-name="Source_20_Text"><text:span text:style-name="T94"/></text:span></text:p>
      <text:p text:style-name="P9"><text:span text:style-name="Source_20_Text"><text:span text:style-name="T94"/></text:span></text:p>
      <text:p text:style-name="Standard"><text:span text:style-name="Source_20_Text"><text:span text:style-name="T71">let Voiture = {<text:line-break/>couleur: 'Bleu',<text:line-break/>puissance: 6,<text:line-break/>type: 'Berline'<text:line-break/>};console.log(Voiture);</text:span></text:span></text:p>
      <text:p text:style-name="Standard"><text:span text:style-name="Source_20_Text"><text:span text:style-name="T94"/></text:span></text:p>
      <text:p text:style-name="Standard"><text:span text:style-name="Source_20_Text"><text:span text:style-name="T71"/></text:span></text:p>
      <text:p text:style-name="P10"><text:span text:style-name="Source_20_Text"><text:span text:style-name="T80">On crée un objet de type chaîne JS et on compte le nombre de caractères :</text:span></text:span></text:p>
      <text:p text:style-name="P10"><text:span text:style-name="Source_20_Text"><text:span text:style-name="T73"/></text:span></text:p>
      <text:p text:style-name="P74">let maPhrase = 'Salut toi !';</text:p>
      <text:p text:style-name="P74">console.log(maPhrase.<text:span text:style-name="T48">length</text:span>);</text:p>
      <text:p text:style-name="Standard"><text:span text:style-name="Source_20_Text"><text:span text:style-name="T71"/></text:span></text:p>
      <text:p text:style-name="Standard"><text:span text:style-name="Source_20_Text"><text:span text:style-name="T71"/></text:span></text:p>
      <text:p text:style-name="P10"><text:span text:style-name="Source_20_Text"><text:span text:style-name="T80">On va vérifier si une chaîne est contenue dans une autre chaîne :</text:span></text:span></text:p>
      <text:p text:style-name="P10"><text:span text:style-name="Source_20_Text"><text:span text:style-name="T73"/></text:span></text:p>
      <text:p text:style-name="P75">let maPhrase = 'Salut toi !';</text:p>
      <text:p text:style-name="P17"><text:span text:style-name="Source_20_Text"><text:span text:style-name="T62">console.log(maPhrase.length);</text:span></text:span></text:p>
      <text:p text:style-name="P17"><text:span text:style-name="Source_20_Text"><text:span text:style-name="T28"/></text:span></text:p>
      <text:p text:style-name="P10"><text:span text:style-name="Source_20_Text"><text:span text:style-name="T29">maPhrase.</text:span></text:span><text:span text:style-name="Source_20_Text"><text:span text:style-name="T35">includes</text:span></text:span><text:span text:style-name="Source_20_Text"><text:span text:style-name="T29">('toi')</text:span></text:span></text:p>
      <text:p text:style-name="Standard"><text:span text:style-name="Source_20_Text"><text:span text:style-name="T92"/></text:span></text:p>
      <text:p text:style-name="Standard"><text:span text:style-name="Source_20_Text"><text:span text:style-name="T92"/></text:span></text:p>
      <text:p text:style-name="P26"><text:span text:style-name="Source_20_Text"><text:span text:style-name="T36">startsWith</text:span></text:span><text:span text:style-name="Source_20_Text"><text:span text:style-name="T30"> </text:span></text:span><text:span text:style-name="Source_20_Text"><text:span text:style-name="T31">pour vérifier si la string commence parcourt</text:span></text:span></text:p>
      <text:p text:style-name="P26"><text:span text:style-name="Source_20_Text"><text:span text:style-name="T31">// affiche true or false</text:span></text:span></text:p>
      <text:p text:style-name="Standard"><text:span text:style-name="Source_20_Text"><text:span text:style-name="T71"/></text:span></text:p>
      <text:p text:style-name="Standard"><text:span text:style-name="Source_20_Text"><text:span text:style-name="T71"/></text:span></text:p>
      <text:p text:style-name="Standard"><text:span text:style-name="Source_20_Text"><text:span text:style-name="T71"/></text:span></text:p>
      <text:p text:style-name="Standard"><text:span text:style-name="Source_20_Text"><text:span text:style-name="T71"/></text:span></text:p>
      <text:p text:style-name="Standard"><text:span text:style-name="Source_20_Text"><text:span text:style-name="T71">let maPhrase = 'Salut toi !';</text:span></text:span></text:p>
      <text:p text:style-name="P53">console.log(maPhrase.length);</text:p>
      <text:p text:style-name="P53"/>
      <text:p text:style-name="P53">maPhrase.startsWith;</text:p>
      <text:p text:style-name="P53">console.log(maPhrase.startsWith('F'));</text:p>
      <text:p text:style-name="P26"><text:span text:style-name="Source_20_Text"><text:span text:style-name="T31"/></text:span></text:p>
      <text:p text:style-name="P93"/>
      <text:p text:style-name="P27"><text:span text:style-name="Source_20_Text"><text:span text:style-name="T37">endsWith </text:span></text:span></text:p>
      <text:p text:style-name="P27"><text:span text:style-name="Source_20_Text"><text:span text:style-name="T37">console.log(maPhrase..toUpperCase())</text:span></text:span></text:p>
      <text:p text:style-name="P27"><text:span text:style-name="Source_20_Text"><text:span text:style-name="T37">console.log(maPhrase.toUpperCase())</text:span></text:span></text:p>
      <text:p text:style-name="P27"><text:span text:style-name="Source_20_Text"><text:span text:style-name="T37">toLowerCase</text:span></text:span></text:p>
      <text:p text:style-name="P27"><text:span text:style-name="Source_20_Text"><text:span text:style-name="T33"/></text:span></text:p>
      <text:p text:style-name="P27"><text:span text:style-name="Source_20_Text"><text:span text:style-name="T37">'Bonjour'.charAt(2); </text:span></text:span><text:span text:style-name="Source_20_Text"><text:span text:style-name="T33">pour indiquer la lettre en place 2 c’est à dire ‘n’ car on commence à compter à partir de 0</text:span></text:span></text:p>
      <text:p text:style-name="P27"><text:span text:style-name="Source_20_Text"><text:span text:style-name="T37"/></text:span></text:p>
      <text:p text:style-name="P28"><text:span text:style-name="Source_20_Text"><text:span text:style-name="T32">propriete length une boucle avec charAT</text:span></text:span></text:p>
      <text:p text:style-name="P28"><text:span text:style-name="Source_20_Text"><text:span text:style-name="T32"/></text:span></text:p>
      <text:p text:style-name="P90"/>
      <text:p text:style-name="P90"/>
      <text:p text:style-name="P90">Il faut respecter 3 conditions :</text:p>
      <text:p text:style-name="P90">- initialisation des compteurs</text:p>
      <text:p text:style-name="P90">- condition jusqu’où il doit aller , où il doit s’arrêter</text:p>
      <text:p text:style-name="P18"><text:span text:style-name="Source_20_Text"><text:span text:style-name="T81">- incrémentation</text:span></text:span></text:p>
      <text:p text:style-name="P18"><text:span text:style-name="Source_20_Text"><text:span text:style-name="T81"/></text:span></text:p>
      <text:p text:style-name="P19"><text:span text:style-name="Source_20_Text"><text:span text:style-name="T82">PUIS DANS {} IL FAUT ÉCRIRE L’ACTION, ÉCRIRE CE QU’ON VA FAIRE AVEC LES PARAMÈTRES QU’ON VA DÉFINIR COMME METTRE TOUT EN MINUSCULE, AFFICHER SA PHRASE A L’ENVERS</text:span></text:span></text:p>
      <text:p text:style-name="P19"><text:span text:style-name="Source_20_Text"><text:span text:style-name="T82"/></text:span></text:p>
      <text:p text:style-name="P20"><text:soft-page-break/><text:span text:style-name="Source_20_Text"><text:span text:style-name="T83">NE PAS OUBLIER DE DÉCLARER LE RÉSULTAT AFIN DE POUVOIR L’AFFICHER</text:span></text:span></text:p>
      <text:p text:style-name="P20"><text:span text:style-name="Source_20_Text"><text:span text:style-name="T83"/></text:span></text:p>
      <text:p text:style-name="Standard"><text:span text:style-name="Source_20_Text"><text:span text:style-name="T71">let maPhrase = 'Bonjour';</text:span></text:span></text:p>
      <text:p text:style-name="P53">let stringSize = maPhrase.length;</text:p>
      <text:p text:style-name="P53">let reverseString = '';</text:p>
      <text:p text:style-name="P53"/>
      <text:p text:style-name="P53">for (let i = maPhrase.length; i &gt;= 0; i--) {</text:p>
      <text:p text:style-name="P53">reverseString += maPhrase.charAt(i);</text:p>
      <text:p text:style-name="P53">}</text:p>
      <text:p text:style-name="P53"/>
      <text:p text:style-name="P53">console.log(reverseString);</text:p>
      <text:p text:style-name="P38"/>
      <text:p text:style-name="P38">=</text:p>
      <text:p text:style-name="P38"/>
      <text:p text:style-name="P53">let maPhrase = 'Salut toi!';</text:p>
      <text:p text:style-name="P53">let i = maPhrase.length;</text:p>
      <text:p text:style-name="P53"/>
      <text:p text:style-name="P53">while (i &gt;= 0) {</text:p>
      <text:p text:style-name="P53">console.log(maPhrase.charAt(i));</text:p>
      <text:p text:style-name="P53">i--;</text:p>
      <text:p text:style-name="P53">}</text:p>
      <text:p text:style-name="Standard"><text:span text:style-name="Source_20_Text"><text:span text:style-name="T61"/></text:span></text:p>
      <text:p text:style-name="P11"><text:span text:style-name="Source_20_Text"><text:span text:style-name="T63">=</text:span></text:span></text:p>
      <text:p text:style-name="P11"><text:span text:style-name="Source_20_Text"><text:span text:style-name="T61"/></text:span></text:p>
      <text:p text:style-name="P11"><text:span text:style-name="Source_20_Text"><text:span text:style-name="T71">for(let j = maPhrase.length; j &gt;= 0; j--) {<text:line-break/>console.log(maPhrase.charAt(j))</text:span></text:span></text:p>
      <text:p text:style-name="P11"><text:span text:style-name="Source_20_Text"><text:span text:style-name="T91">// OU</text:span></text:span><text:span text:style-name="Source_20_Text"><text:span text:style-name="T71"><text:line-break/>console.log(maPhrase[j])<text:line-break/>}</text:span></text:span></text:p>
      <text:p text:style-name="P20"><text:span text:style-name="Source_20_Text"><text:span text:style-name="T83"/></text:span></text:p>
      <text:p text:style-name="P20"><text:span text:style-name="Source_20_Text"><text:span text:style-name="T83"/></text:span></text:p>
      <text:p text:style-name="P29"><text:span text:style-name="Source_20_Text"><text:span text:style-name="T34">// A l'aide d'une boucle vous devez afficher les</text:span></text:span><text:span text:style-name="Source_20_Text"><text:span text:style-name="T38"><text:line-break/></text:span></text:span><text:span text:style-name="Source_20_Text"><text:span text:style-name="T34">// chiffres paires de façon croissante (jusqu'a 100)</text:span></text:span><text:span text:style-name="Source_20_Text"><text:span text:style-name="T38"><text:line-break/></text:span></text:span><text:span text:style-name="Source_20_Text"><text:span text:style-name="T34">// ET les chiffres impaires de façon décroissante</text:span></text:span></text:p>
      <text:p text:style-name="P29"><text:span text:style-name="Source_20_Text"><text:span text:style-name="T38"/></text:span></text:p>
      <text:p text:style-name="P29"><text:span text:style-name="Source_20_Text"><text:span text:style-name="T74">f</text:span></text:span><text:span text:style-name="Source_20_Text"><text:span text:style-name="T71">or (let i = 0, j = 99; i &lt; 101 &amp;&amp; j &gt;= 0; i+=2, j-=2) {</text:span></text:span></text:p>
      <text:p text:style-name="P53">console.log(i,j);</text:p>
      <text:p text:style-name="P53">}</text:p>
      <text:p text:style-name="Standard"><text:span text:style-name="Source_20_Text"><text:span text:style-name="T71"/></text:span></text:p>
      <text:p text:style-name="P20"><text:span text:style-name="Source_20_Text"><text:span text:style-name="T83"/></text:span></text:p>
      <text:p text:style-name="P20"><text:span text:style-name="Source_20_Text"><text:span text:style-name="T83"/></text:span></text:p>
      <text:p text:style-name="P21"><text:span text:style-name="Source_20_Text"><text:span text:style-name="T84">FONCTION</text:span></text:span></text:p>
      <text:p text:style-name="P21"><text:span text:style-name="Source_20_Text"><text:span text:style-name="T84"/></text:span></text:p>
      <text:p text:style-name="P21"><text:span text:style-name="Source_20_Text"><text:span text:style-name="T69">C’est un ensemble d’instruction son l’appelle <text:s/>et on lui passe un ensemble de paramètres</text:span></text:span></text:p>
      <text:p text:style-name="P21"><text:span text:style-name="Source_20_Text"><text:span text:style-name="T84"/></text:span></text:p>
      <text:p text:style-name="P21"><text:span text:style-name="Source_20_Text"><text:span text:style-name="T84">fonction inverse() {</text:span></text:span></text:p>
      <text:p text:style-name="P21"><text:span text:style-name="Source_20_Text"><text:span text:style-name="T84"/></text:span></text:p>
      <text:p text:style-name="P21"><text:span text:style-name="Source_20_Text"><text:span text:style-name="T84">}</text:span></text:span></text:p>
      <text:p text:style-name="P21"><text:span text:style-name="Source_20_Text"><text:span text:style-name="T84"/></text:span></text:p>
      <text:p text:style-name="P21"><text:span text:style-name="Source_20_Text"><text:span text:style-name="T69">→ structure de base</text:span></text:span></text:p>
      <text:p text:style-name="P21"><text:span text:style-name="Source_20_Text"><text:span text:style-name="T69"/></text:span></text:p>
      <text:p text:style-name="P21"><text:span text:style-name="Source_20_Text"><text:span text:style-name="T77">fonction nomDeLaFonction</text:span></text:span></text:p>
      <text:p text:style-name="P21"><text:span text:style-name="Source_20_Text"><text:span text:style-name="T77">entre parenthèse est un paramètre/argument</text:span></text:span></text:p>
      <text:p text:style-name="P21"><text:span text:style-name="Source_20_Text"><text:span text:style-name="T77"/></text:span></text:p>
      <text:p text:style-name="P21"><text:span text:style-name="Source_20_Text"><text:span text:style-name="T77">fonction inverse(maPhrase) {</text:span></text:span></text:p>
      <text:p text:style-name="P21"><text:span text:style-name="Source_20_Text"><text:span text:style-name="T77"><text:tab/>let i = maPhrase.length -</text:span></text:span><text:span text:style-name="Source_20_Text"><text:span text:style-name="T78">1</text:span></text:span><text:span text:style-name="Source_20_Text"><text:span text:style-name="T77"> ;</text:span></text:span></text:p>
      <text:p text:style-name="P22"><text:span text:style-name="Source_20_Text"><text:span text:style-name="T77"><text:tab/></text:span></text:span><text:span text:style-name="Source_20_Text"><text:span text:style-name="T78">while(i &gt; = 0) {</text:span></text:span></text:p>
      <text:p text:style-name="P22"><text:soft-page-break/><text:span text:style-name="Source_20_Text"><text:span text:style-name="T78"><text:tab/><text:tab/>console.log(maPhrase.charAt(i)) ;</text:span></text:span></text:p>
      <text:p text:style-name="P22"><text:span text:style-name="Source_20_Text"><text:span text:style-name="T78"><text:tab/><text:tab/>i-- ;</text:span></text:span></text:p>
      <text:p text:style-name="P22"><text:span text:style-name="Source_20_Text"><text:span text:style-name="T78"><text:tab/>}</text:span></text:span></text:p>
      <text:p text:style-name="P21"><text:span text:style-name="Source_20_Text"><text:span text:style-name="T77">}</text:span></text:span></text:p>
      <text:p text:style-name="P21"><text:span text:style-name="Source_20_Text"><text:span text:style-name="T77"/></text:span></text:p>
      <text:p text:style-name="P22"><text:span text:style-name="Source_20_Text"><text:span text:style-name="T78">inverse(Salut!) ;</text:span></text:span></text:p>
      <text:p text:style-name="P22"><text:span text:style-name="Source_20_Text"><text:span text:style-name="T78">inverse(Bonjour!) ;</text:span></text:span></text:p>
      <text:p text:style-name="P22"><text:span text:style-name="Source_20_Text"><text:span text:style-name="T78">inverse(JavaScript ça craint!) ;</text:span></text:span></text:p>
      <text:p text:style-name="P22"><text:span text:style-name="Source_20_Text"><text:span text:style-name="T70"/></text:span></text:p>
      <text:p text:style-name="P22"><text:span text:style-name="Source_20_Text"><text:span text:style-name="T70"/></text:span></text:p>
      <text:p text:style-name="P23"><text:span text:style-name="Source_20_Text"><text:span text:style-name="T64">au sein d’une fonction, on peut appeler 2 fonctions</text:span></text:span></text:p>
      <text:p text:style-name="P23"><text:span text:style-name="Source_20_Text"><text:span text:style-name="T61"/></text:span></text:p>
      <text:p text:style-name="P23"><text:span text:style-name="Source_20_Text"><text:span text:style-name="T61"/></text:span></text:p>
      <text:p text:style-name="Standard"><text:span text:style-name="Source_20_Text"><text:span text:style-name="T71">function somme (a, b) {</text:span></text:span></text:p>
      <text:p text:style-name="P53">return a + b;</text:p>
      <text:p text:style-name="P53">}</text:p>
      <text:p text:style-name="P53"/>
      <text:p text:style-name="P53">console.log(somme(5,3));</text:p>
      <text:p text:style-name="P53">let result = somme (4,12);</text:p>
      <text:p text:style-name="P53">console.log(result);</text:p>
      <text:p text:style-name="P53"/>
      <text:p text:style-name="P57">=</text:p>
      <text:p text:style-name="P55"/>
      <text:p text:style-name="P25"><text:span text:style-name="Source_20_Text"><text:span text:style-name="T61"/></text:span></text:p>
      <text:p text:style-name="P25"><text:span text:style-name="Source_20_Text"><text:span text:style-name="T75">const somme = (a, b) =&gt; { return a + b }<text:line-break/>console.log(somme(4,5));</text:span></text:span></text:p>
      <text:p text:style-name="P25"><text:span text:style-name="Source_20_Text"><text:span text:style-name="T61"/></text:span></text:p>
      <text:p text:style-name="P30"><text:span text:style-name="Source_20_Text"><text:span text:style-name="T42">return</text:span></text:span><text:span text:style-name="Source_20_Text"><text:span text:style-name="T43"> me permet d’affecter somme à une variable et le travailler</text:span></text:span></text:p>
      <text:p text:style-name="P23"><text:span text:style-name="Source_20_Text"><text:span text:style-name="T61"/></text:span></text:p>
      <text:p text:style-name="P24"><text:span text:style-name="Source_20_Text"><text:span text:style-name="T61"/></text:span></text:p>
      <text:p text:style-name="P24"><text:span text:style-name="Source_20_Text"><text:span text:style-name="T61"/></text:span></text:p>
      <text:p text:style-name="P24"><text:span text:style-name="Source_20_Text"><text:span text:style-name="T76"/></text:span></text:p>
      <text:p text:style-name="Standard"><text:span text:style-name="Source_20_Text"><text:span text:style-name="T71">function estBissextile (annee) {</text:span></text:span></text:p>
      <text:p text:style-name="P53"><text:tab/>if ( ((annee%4 == 0) &amp;&amp; !(annee%100 == 0)) || (annee%400 == 0) ) {</text:p>
      <text:p text:style-name="P53"><text:tab/><text:tab/>return true;</text:p>
      <text:p text:style-name="P53"><text:tab/>} else {</text:p>
      <text:p text:style-name="P53"><text:tab/><text:tab/>return false;</text:p>
      <text:p text:style-name="P53"><text:tab/>}</text:p>
      <text:p text:style-name="P53">}</text:p>
      <text:p text:style-name="P53"/>
      <text:p text:style-name="P38"><text:span text:style-name="T44">console.log(estBissextile(2020));</text:span><text:span text:style-name="T47"> //</text:span> on veut tester la fonction estBissextile avec la valeur 2020</text:p>
      <text:p text:style-name="P38"/>
      <text:p text:style-name="P12"><text:span text:style-name="Source_20_Text"><text:span text:style-name="T65">=</text:span></text:span></text:p>
      <text:p text:style-name="Standard"><text:span text:style-name="Source_20_Text"><text:span text:style-name="T71"/></text:span></text:p>
      <text:p text:style-name="Standard"><text:span text:style-name="Source_20_Text"><text:span text:style-name="T71">function estBissextile (annee) {</text:span></text:span></text:p>
      <text:p text:style-name="P53">if ( ((annee%4 == 0) &amp;&amp; !(annee%100 == 0)) || (annee%400 == 0) ) {</text:p>
      <text:p text:style-name="P53">}</text:p>
      <text:p text:style-name="P53"/>
      <text:p text:style-name="P53">for (let i = 2000 ; i &lt;= 2020; i++) {</text:p>
      <text:p text:style-name="P53">console.log(i+''+estBissextile(i));</text:p>
      <text:p text:style-name="P53">}</text:p>
      <text:p text:style-name="P53"/>
      <text:p text:style-name="P53"/>
      <text:p text:style-name="P56">=</text:p>
      <text:p text:style-name="P56"/>
      <text:p text:style-name="P53"/>
      <text:p text:style-name="P53">function estBissextile (annee) {</text:p>
      <text:p text:style-name="P53"><text:soft-page-break/>if ( ((annee%4 == 0) &amp;&amp; !(annee%100 == 0)) || (annee%400 == 0) ) {</text:p>
      <text:p text:style-name="P53">}</text:p>
      <text:p text:style-name="P53"/>
      <text:p text:style-name="P53">for (let i = 2000 ; i &lt;= 2020; i++) {</text:p>
      <text:p text:style-name="P53">console.log(i+''+(estBissextile(i)? 'est bissextile': 'n\'est pas bissextile);</text:p>
      <text:p text:style-name="P53">}</text:p>
      <text:p text:style-name="P53"/>
      <text:p text:style-name="P13"><text:span text:style-name="T95">On peut décomposer</text:span><text:span text:style-name="Source_20_Text"><text:span text:style-name="T96"> </text:span></text:span><text:span text:style-name="Source_20_Text"><text:span text:style-name="T95">de cette manière :</text:span></text:span></text:p>
      <text:p text:style-name="P13"><text:span text:style-name="Source_20_Text"><text:span text:style-name="T95"/></text:span></text:p>
      <text:p text:style-name="P13"><text:span text:style-name="Source_20_Text"><text:span text:style-name="T71">function estBissextile (annee) {<text:line-break/><text:tab/>return ((annee%4 ==0) &amp;&amp; !(annee %100 == 0) || (annee <text:tab/>%400==0));<text:line-break/>}</text:span></text:span></text:p>
      <text:p text:style-name="P13"><text:span text:style-name="Source_20_Text"><text:span text:style-name="T71"/></text:span></text:p>
      <text:p text:style-name="P13"><text:span text:style-name="Source_20_Text"><text:span text:style-name="T71">function estTranche1(ca){<text:line-break/><text:tab/>return (ca &gt;= 30000) &amp;&amp; (ca &lt;= 60000);<text:line-break/>}</text:span></text:span></text:p>
      <text:p text:style-name="P13"><text:span text:style-name="Source_20_Text"><text:span text:style-name="T71"/></text:span></text:p>
      <text:p text:style-name="P13"><text:span text:style-name="Source_20_Text"><text:span text:style-name="T71">function estTranche2(caEnCours, caPrecedent){<text:line-break/><text:tab/>return ((caEnCours &gt;= 20000) &amp;&amp; (caEnCours &lt;= 20999)) &amp;&amp; <text:tab/>(caPrecedent &lt;= 50000);<text:line-break/>}</text:span></text:span></text:p>
      <text:p text:style-name="P13"><text:span text:style-name="Source_20_Text"><text:span text:style-name="T71"/></text:span></text:p>
      <text:p text:style-name="P13"><text:span text:style-name="Source_20_Text"><text:span text:style-name="T71">function calculReduction(ca2020, ca2019, anneeEnCours){<text:line-break/><text:tab/>let reduc = 0;<text:line-break/><text:tab/>if (estTranche1(ca2020)) {<text:line-break/><text:tab/><text:tab/>reduc = 10;<text:line-break/><text:tab/>}</text:span></text:span></text:p>
      <text:p text:style-name="P13"><text:span text:style-name="Source_20_Text"><text:span text:style-name="T71"><text:line-break/><text:tab/>if (estTranche2(ca2020,ca2019)) {<text:line-break/><text:tab/><text:tab/>reduc = 20;<text:line-break/><text:tab/>}</text:span></text:span></text:p>
      <text:p text:style-name="P13"><text:span text:style-name="Source_20_Text"><text:span text:style-name="T71"><text:line-break/><text:tab/>if (estBissextile(anneeEnCours)) {<text:line-break/><text:tab/><text:tab/>reduc += 5;<text:line-break/><text:tab/>}</text:span></text:span></text:p>
      <text:p text:style-name="P13"><text:span text:style-name="Source_20_Text"><text:span text:style-name="T71"><text:line-break/><text:tab/>return reduc;<text:line-break/>}</text:span></text:span></text:p>
      <text:p text:style-name="P13"><text:span text:style-name="Source_20_Text"><text:span text:style-name="T71"/></text:span></text:p>
      <text:p text:style-name="P13"><text:span text:style-name="Source_20_Text"><text:span text:style-name="T71">let reduc = calculReduction(50000, 20222, 2018);<text:line-break/>console.log(reduc +'% ce qui correspond à '+((50000*reduc)/100)+ ' €');</text:span></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pan text:style-name="Source_20_Text"><text:span text:style-name="T71"/></text:span></text:p>
      <text:p text:style-name="P13"><text:soft-page-break/><text:span text:style-name="Source_20_Text"><text:span text:style-name="T71"/></text:span></text:p>
      <text:p text:style-name="P13"><text:span text:style-name="Source_20_Text"><text:span text:style-name="T71"/></text:span></text:p>
      <text:p text:style-name="Standard"><text:span text:style-name="Source_20_Text"><text:span text:style-name="T61">fonction qui permet de renvoyer si un mot </text:span></text:span><text:span text:style-name="Source_20_Text"><text:span text:style-name="T66">ou une phrase e</text:span></text:span><text:span text:style-name="Source_20_Text"><text:span text:style-name="T61">st un palindrome</text:span></text:span></text:p>
      <text:p text:style-name="Standard"><text:span text:style-name="Source_20_Text"><text:span text:style-name="T61"/></text:span></text:p>
      <text:p text:style-name="P15"><text:span text:style-name="Source_20_Text"><text:span text:style-name="T61">Pour retirer les caractères spéciaux et les espaces</text:span></text:span></text:p>
      <text:p text:style-name="P15"><text:span text:style-name="Source_20_Text"><text:span text:style-name="T61">mot = mot.replace(/[^A-Z0-9]/ig, "").toLowerCase();</text:span></text:span></text:p>
      <text:p text:style-name="P15"><text:span text:style-name="Source_20_Text"><text:span text:style-name="T61"/></text:span></text:p>
      <text:p text:style-name="Standard"><text:span text:style-name="Source_20_Text"><text:span text:style-name="T71"/></text:span></text:p>
      <text:p text:style-name="Standard"><text:span text:style-name="Source_20_Text"><text:span text:style-name="T71">function reverseSentence (phrase) {</text:span></text:span></text:p>
      <text:p text:style-name="P53">let reverseString = '';</text:p>
      <text:p text:style-name="P53">for (let i = phrase.length; i &gt;= 0; i--) {</text:p>
      <text:p text:style-name="P53">reverseString += phrase.charAt(i);</text:p>
      <text:p text:style-name="P53">}</text:p>
      <text:p text:style-name="P53">return reverseString;</text:p>
      <text:p text:style-name="P53">} </text:p>
      <text:p text:style-name="P53"/>
      <text:p text:style-name="P53">function isAPalindrome (phrase) {</text:p>
      <text:p text:style-name="P53">phrase = phrase.replace(/[^A-Z0-9]/ig, "").toLowerCase();</text:p>
      <text:p text:style-name="P53">return phrase === reverseSentence(phrase);</text:p>
      <text:p text:style-name="P53">}</text:p>
      <text:p text:style-name="P53"/>
      <text:p text:style-name="P53">console.log(isAPalindrome('kayak')? 'est un palindrome' : 'n\'est pas un palindrome');</text:p>
      <text:p text:style-name="P53"/>
      <text:p text:style-name="P14"><text:span text:style-name="Source_20_Text"><text:span text:style-name="T71"/></text:span></text:p>
      <text:p text:style-name="P31"><text:span text:style-name="Source_20_Text"><text:span text:style-name="T85">LES TABLEAUX / ARRAYS</text:span></text:span></text:p>
      <text:p text:style-name="P14"><text:span text:style-name="Source_20_Text"><text:span text:style-name="T61"/></text:span></text:p>
      <text:p text:style-name="P31"><text:span text:style-name="Source_20_Text"><text:span text:style-name="T67">c’est une variable à part car on veut stocker plusieurs éléments séparément</text:span></text:span></text:p>
      <text:p text:style-name="P31"><text:span text:style-name="Source_20_Text"><text:span text:style-name="T61"/></text:span></text:p>
      <text:p text:style-name="P59"><text:span text:style-name="Source_20_Text"><text:span text:style-name="T72">let monTableau </text:span></text:span><text:span text:style-name="T72">= ['bleu', true, 5]; // </text:span><text:span text:style-name="Source_20_Text"><text:span text:style-name="T72">= new Array (); </text:span></text:span></text:p>
      <text:p text:style-name="P59"><text:span text:style-name="Source_20_Text"><text:span text:style-name="T72"/></text:span></text:p>
      <text:p text:style-name="P59"><text:span text:style-name="Source_20_Text"><text:span text:style-name="T72"/></text:span></text:p>
      <text:p text:style-name="Standard"><text:span text:style-name="Source_20_Text"><text:span text:style-name="T68">O</text:span></text:span><text:span text:style-name="Source_20_Text"><text:span text:style-name="T61">n peut accéder aux élém</text:span></text:span><text:span text:style-name="Source_20_Text"><text:span text:style-name="T68">e</text:span></text:span><text:span text:style-name="Source_20_Text"><text:span text:style-name="T61">nts d’un tableau en utilisant des indices, ils commencent à 0</text:span></text:span></text:p>
      <text:p text:style-name="P59"><text:span text:style-name="Source_20_Text"><text:span text:style-name="T68">On peut faire beaucoup de choses avec les éléments d’un tableau, enlever, rajouter, classifier, etc.</text:span></text:span></text:p>
      <text:p text:style-name="P59"><text:span text:style-name="Source_20_Text"><text:span text:style-name="T61"/></text:span></text:p>
      <text:p text:style-name="Standard"><text:span text:style-name="Source_20_Text"><text:span text:style-name="T68">On va voir comment faire une boucle avec le tableau en utilisant </text:span></text:span><text:span text:style-name="Source_20_Text"><text:span text:style-name="T72">F</text:span></text:span><text:span text:style-name="T72">OR … EACH </text:span></text:p>
      <text:p text:style-name="P38"><text:span text:style-name="T45"/></text:p>
      <text:p text:style-name="P54">let monTableau = ["bleu", true, 4];</text:p>
      <text:p text:style-name="P54">console.log(monTableau[0]);</text:p>
      <text:p text:style-name="P54">console.log(monTableau[1]);</text:p>
      <text:p text:style-name="P54">console.log(monTableau[2]);</text:p>
      <text:p text:style-name="P54">console.log(monTableau[3]);</text:p>
      <text:p text:style-name="P38"><text:span text:style-name="T45">console.log(monTableau.length);</text:span> // longueur du tableau</text:p>
      <text:p text:style-name="P38"><text:span text:style-name="T45">console.log(monTableau[monTableau.length-1]);</text:span> //afficher le dernier élément pour un tableau de longueur inconnue</text:p>
      <text:p text:style-name="P54"/>
      <text:p text:style-name="P58">//transforme mon tableau en chaîne de caractères, on utilise:</text:p>
      <text:p text:style-name="P54">console.log(monTableau.join(''));</text:p>
      <text:p text:style-name="P54"/>
      <text:p text:style-name="P58">//transforme une chaine de caractère en tableau</text:p>
      <text:p text:style-name="P54">let maChaine = "Hello World !";</text:p>
      <text:p text:style-name="P54">console.log(maChaine.split(''));</text:p>
      <text:p text:style-name="P38"/>
      <text:p text:style-name="P38"/>
      <text:p text:style-name="P38"><text:soft-page-break/>//ajout d'un élément au début</text:p>
      <text:p text:style-name="P54">monTableau.unshift('Elément du début');</text:p>
      <text:p text:style-name="P38"/>
      <text:p text:style-name="P38">// ajout d'un élémént à la fin</text:p>
      <text:p text:style-name="P54">monTableau.push('Elément à la fin');</text:p>
      <text:p text:style-name="P38"/>
      <text:p text:style-name="P38">//supprime l'élément de la fin</text:p>
      <text:p text:style-name="P54">monTableau.pop();</text:p>
      <text:p text:style-name="P38"/>
      <text:p text:style-name="P38">//supprime l'élément du début</text:p>
      <text:p text:style-name="P54">monTableau.shift();</text:p>
      <text:p text:style-name="P54"/>
      <text:p text:style-name="P38"/>
      <text:p text:style-name="P54">let couleurs = ["bleu","jaune","rouge","vert","violet"];</text:p>
      <text:p text:style-name="P38"/>
      <text:p text:style-name="P54">for (let i= 0; i &lt; couleurs.length; i++) {</text:p>
      <text:p text:style-name="P54">console.log(couleurs[i])</text:p>
      <text:p text:style-name="P38"><text:span text:style-name="T45">} </text:span>// affiche chaque <text:span text:style-name="T103">élément</text:span> du tableau</text:p>
      <text:p text:style-name="P38"/>
      <text:p text:style-name="P38">=</text:p>
      <text:p text:style-name="P38"/>
      <text:p text:style-name="P54">let couleurs = ["bleu","jaune","rouge","vert","violet"];</text:p>
      <text:p text:style-name="P38"/>
      <text:p text:style-name="P54">couleurs.forEach(function(couleur) {</text:p>
      <text:p text:style-name="P54">console.log(couleur)</text:p>
      <text:p text:style-name="P54">})</text:p>
      <text:p text:style-name="P38"/>
      <text:p text:style-name="Standard"/>
      <text:p text:style-name="Standard">couleurs.forEach(function(couleur) {</text:p>
      <text:p text:style-name="Standard">console.log(couleur)</text:p>
      <text:p text:style-name="Standard">})</text:p>
      <text:p text:style-name="Standard"/>
      <text:p text:style-name="Standard">for (let i in couleurs) {</text:p>
      <text:p text:style-name="Standard">console.log(couleurs[i])</text:p>
      <text:p text:style-name="Standard">}</text:p>
      <text:p text:style-name="Standard"/>
      <text:p text:style-name="Standard">for (let couleur of couleurs) {</text:p>
      <text:p text:style-name="Standard">console.log(couleur)</text:p>
      <text:p text:style-name="Standard">}</text:p>
      <text:p text:style-name="Standard"/>
      <text:p text:style-name="P66">tableau jeu de dame</text:p>
      <text:p text:style-name="Standard"/>
      <text:p text:style-name="Standard">//0 pour le blanc</text:p>
      <text:p text:style-name="Standard">//1 pour le noir</text:p>
      <text:p text:style-name="Standard"/>
      <text:p text:style-name="Standard">let jeuDeDames = [</text:p>
      <text:p text:style-name="Standard">[0,1,0,1],</text:p>
      <text:p text:style-name="Standard">[1,0,1,0],</text:p>
      <text:p text:style-name="Standard">[0,1,0,1],</text:p>
      <text:p text:style-name="Standard">[1,0,1,0]</text:p>
      <text:p text:style-name="Standard">];</text:p>
      <text:p text:style-name="Standard"/>
      <text:p text:style-name="Standard">jeuDeDames.forEach(function(ligne) {</text:p>
      <text:p text:style-name="Standard">console.log(ligne);</text:p>
      <text:p text:style-name="Standard">}); //affiche chaque élément</text:p>
      <text:p text:style-name="Standard"><text:soft-page-break/></text:p>
      <text:p text:style-name="Standard">console.log(jeuDeDames[0][0]); //affiche la premiere ligne et le premier element de la premiere ligne</text:p>
      <text:p text:style-name="Standard"/>
      <text:p text:style-name="Standard">jeuDeDames.forEach(function(ligne) {</text:p>
      <text:p text:style-name="Standard">ligne.forEach(function(cellule){</text:p>
      <text:p text:style-name="Standard">console.log(cellule);</text:p>
      <text:p text:style-name="Standard">});</text:p>
      <text:p text:style-name="Standard">});</text:p>
      <text:p text:style-name="Standard"/>
      <text:p text:style-name="Standard">jeuDeDames [2].push(2 );</text:p>
      <text:p text:style-name="Standard">console.log(jeuDeDames); //ajoute élément à la ligne et dans la ligne</text:p>
      <text:p text:style-name="Standard"/>
      <text:p text:style-name="Standard"/>
      <text:p text:style-name="Standard">jeuDeDames[1].shift();</text:p>
      <text:p text:style-name="Standard">console.log(jeuDeDames); </text:p>
      <text:p text:style-name="Standard"/>
      <text:p text:style-name="Standard"/>
      <text:p text:style-name="P60">//Créer une fonction retournant ce tableau épuré des chiffres impaires</text:p>
      <text:p text:style-name="P35"><text:span text:style-name="T53">let</text:span> monTableau <text:span text:style-name="T1">=</text:span> [<text:span text:style-name="T58">1</text:span>,<text:span text:style-name="T58">5</text:span>,<text:span text:style-name="T58">1</text:span>,<text:span text:style-name="T58">0</text:span>,<text:span text:style-name="T58">2</text:span>,<text:span text:style-name="T58">8</text:span>,<text:span text:style-name="T58">5</text:span>,<text:span text:style-name="T58">2</text:span>,<text:span text:style-name="T58">5</text:span>,<text:span text:style-name="T58">9</text:span>];</text:p>
      <text:p text:style-name="P52"/>
      <text:p text:style-name="P37"><text:span text:style-name="T54">function</text:span><text:span text:style-name="T50"> </text:span><text:span text:style-name="T5">chiffresPairs</text:span><text:span text:style-name="T50"> (</text:span><text:span text:style-name="T101">monTableau</text:span><text:span text:style-name="T50">) { </text:span><text:span text:style-name="T98">//chiffrePairs est le nom de ma fonction et monTableau est l'argument, ce qui doit être discuté</text:span></text:p>
      <text:p text:style-name="P61"><text:span text:style-name="T56">let</text:span><text:span text:style-name="T51"> result </text:span><text:span text:style-name="T3">=</text:span><text:span text:style-name="T51"> []; </text:span><text:span text:style-name="T99">//il faut pouvoir afficher un résultat</text:span></text:p>
      <text:p text:style-name="P61"><text:span text:style-name="T102">monTableau</text:span><text:span text:style-name="T51">.</text:span><text:span text:style-name="T6">forEach</text:span><text:span text:style-name="T51">(</text:span><text:span text:style-name="T56">function</text:span><text:span text:style-name="T51">(</text:span><text:span text:style-name="T102">chiffre</text:span><text:span text:style-name="T51">) { </text:span><text:span text:style-name="T99">//pour chaque chiffre (chiffre qu'on défini ici) dans monTableau</text:span></text:p>
      <text:p text:style-name="P61"><text:span text:style-name="T3">if</text:span><text:span text:style-name="T51"> (</text:span><text:span text:style-name="T102">chiffre</text:span><text:span text:style-name="T3">%</text:span><text:span text:style-name="T60">2</text:span><text:span text:style-name="T51"> </text:span><text:span text:style-name="T3">==</text:span><text:span text:style-name="T51"> </text:span><text:span text:style-name="T60">0</text:span><text:span text:style-name="T51">) {</text:span><text:span text:style-name="T99">// si mon est exactement divisible par 2 ...</text:span></text:p>
      <text:p text:style-name="P61"><text:span text:style-name="T51">result.</text:span><text:span text:style-name="T57">push</text:span><text:span text:style-name="T51">(</text:span><text:span text:style-name="T102">chiffre</text:span><text:span text:style-name="T51">);</text:span><text:span text:style-name="T99">//... on recupère le résultat et...</text:span></text:p>
      <text:p text:style-name="P35">}</text:p>
      <text:p text:style-name="P35">});</text:p>
      <text:p text:style-name="P35"><text:span text:style-name="T1">return</text:span> result; <text:span text:style-name="T97">//... on renvoi ce résultat</text:span></text:p>
      <text:p text:style-name="P35">}</text:p>
      <text:p text:style-name="P52"/>
      <text:p text:style-name="P35">console.<text:span text:style-name="T52">log</text:span>(<text:span text:style-name="T4">chiffresPairs</text:span>(monTableau)); <text:span text:style-name="T97">//on affiche le résultat de l'appel à la fonction chiffresPairs pour monTableau</text:span></text:p>
      <text:p text:style-name="P35"/>
      <text:p text:style-name="P67">=</text:p>
      <text:p text:style-name="P36"><text:span text:style-name="T53">let</text:span> monTableau <text:span text:style-name="T1">=</text:span> [<text:span text:style-name="T58">1</text:span>,<text:span text:style-name="T58">5</text:span>,<text:span text:style-name="T58">1</text:span>,<text:span text:style-name="T58">0</text:span>,<text:span text:style-name="T58">2</text:span>,<text:span text:style-name="T58">8</text:span>,<text:span text:style-name="T58">5</text:span>,<text:span text:style-name="T58">2</text:span>,<text:span text:style-name="T58">5</text:span>,<text:span text:style-name="T58">9</text:span>];</text:p>
      <text:p text:style-name="P36"/>
      <text:p text:style-name="Standard"><text:span text:style-name="Source_20_Text">function epureTableauImpaire(tableau){</text:span><text:line-break/><text:span text:style-name="Source_20_Text">let newTableau = [];</text:span><text:line-break/><text:span text:style-name="Source_20_Text">monTableau.forEach(function(e){</text:span><text:line-break/><text:span text:style-name="Source_20_Text">if(e%2 == 0){</text:span><text:line-break/><text:span text:style-name="Source_20_Text">newTableau.push(e);</text:span><text:line-break/><text:span text:style-name="Source_20_Text">}</text:span><text:line-break/><text:span text:style-name="Source_20_Text">});</text:span><text:line-break/><text:span text:style-name="Source_20_Text">return newTableau;</text:span><text:line-break/><text:span text:style-name="Source_20_Text">}</text:span></text:p>
      <text:p text:style-name="Standard"><text:span text:style-name="Source_20_Text"/></text:p>
      <text:p text:style-name="P68"><text:span text:style-name="Source_20_Text"><text:span text:style-name="T104">=</text:span></text:span></text:p>
      <text:p text:style-name="P68"><text:span text:style-name="Source_20_Text"/></text:p>
      <text:p text:style-name="P68"><text:soft-page-break/><text:span text:style-name="Source_20_Text">.</text:span><text:span text:style-name="Source_20_Text"><text:span text:style-name="T104">filter : filtre les éléments et ne conserve que ce qui correspond à true , ne renvoie que ce qui valide la condition</text:span></text:span></text:p>
      <text:p text:style-name="P68"><text:span text:style-name="Source_20_Text"/></text:p>
      <text:p text:style-name="P68"><text:span text:style-name="Source_20_Text"><text:span text:style-name="T41">function epureTableauImpaireFilter(tableau){</text:span></text:span><text:span text:style-name="Source_20_Text"><text:span text:style-name="T45"><text:line-break/></text:span></text:span><text:span text:style-name="Source_20_Text"><text:span text:style-name="T26">  </text:span></text:span><text:span text:style-name="Source_20_Text"><text:span text:style-name="T41">return tableau.filter(elem =&gt; elem%2 === 0);</text:span></text:span><text:span text:style-name="Source_20_Text"><text:span text:style-name="T45"><text:line-break/></text:span></text:span><text:span text:style-name="Source_20_Text"><text:span text:style-name="T41">}</text:span></text:span></text:p>
      <text:p text:style-name="P68"><text:span text:style-name="Source_20_Text"/></text:p>
      <text:p text:style-name="P68"><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lack-Lato" svg:font-family="Slack-Lato, appleLog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10:53:08.065661550</meta:creation-date>
    <dc:date>2020-09-23T15:08:26.091803693</dc:date>
    <meta:editing-duration>PT8H27M53S</meta:editing-duration>
    <meta:editing-cycles>48</meta:editing-cycles>
    <meta:generator>LibreOffice/6.4.5.2$Linux_X86_64 LibreOffice_project/40$Build-2</meta:generator>
    <meta:document-statistic meta:table-count="0" meta:image-count="0" meta:object-count="0" meta:page-count="16" meta:paragraph-count="408" meta:word-count="2814" meta:character-count="17182" meta:non-whitespace-character-count="14556"/>
  </office:meta>
</office:document-meta>
</file>